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Menlo" svg:font-family="Menlo, Monaco, 'Courier New', Courier, monospace"/>
    <style:font-face style:name="Monaco" svg:font-family="Monaco, Menlo, Consolas, 'courier new', monospace"/>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apple-system" svg:font-family="apple-system, BlinkMacSystemFont, 'Segoe UI', Helvetica, Arial, sans-serif, 'Apple Color Emoji', 'Segoe UI Emoji'"/>
    <style:font-face style:name="courier" svg:font-family="courier, monospace"/>
    <style:font-face style:name="inherit"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onospace" svg:font-family="monospace"/>
    <style:font-face style:name="proxima nova" svg:font-family="'proxima nova', montserrat, 'lucida grande', 'lucida sans unicode', 'lucida sans', Geneva, 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officeooo:paragraph-rsid="003be8af"/>
    </style:style>
    <style:style style:name="P2" style:family="paragraph" style:parent-style-name="Preformatted_20_Text">
      <style:paragraph-properties fo:line-height="150%"/>
      <style:text-properties officeooo:paragraph-rsid="0042c23b"/>
    </style:style>
    <style:style style:name="P3" style:family="paragraph" style:parent-style-name="Preformatted_20_Text">
      <style:paragraph-properties fo:line-height="150%"/>
      <style:text-properties officeooo:paragraph-rsid="004922ba"/>
    </style:style>
    <style:style style:name="P4" style:family="paragraph" style:parent-style-name="Preformatted_20_Text">
      <style:paragraph-properties fo:line-height="150%"/>
      <style:text-properties officeooo:paragraph-rsid="0059df0b"/>
    </style:style>
    <style:style style:name="P5" style:family="paragraph" style:parent-style-name="Preformatted_20_Text">
      <style:paragraph-properties fo:line-height="150%"/>
      <style:text-properties officeooo:paragraph-rsid="0065ba78"/>
    </style:style>
    <style:style style:name="P6" style:family="paragraph" style:parent-style-name="Preformatted_20_Text">
      <style:paragraph-properties fo:line-height="150%"/>
      <style:text-properties officeooo:paragraph-rsid="00665648"/>
    </style:style>
    <style:style style:name="P7" style:family="paragraph" style:parent-style-name="Preformatted_20_Text">
      <style:paragraph-properties fo:line-height="150%"/>
      <style:text-properties officeooo:paragraph-rsid="006837a1"/>
    </style:style>
    <style:style style:name="P8" style:family="paragraph" style:parent-style-name="Preformatted_20_Text">
      <style:paragraph-properties fo:line-height="150%"/>
      <style:text-properties officeooo:paragraph-rsid="0068964c"/>
    </style:style>
    <style:style style:name="P9" style:family="paragraph" style:parent-style-name="Preformatted_20_Text">
      <style:paragraph-properties fo:line-height="150%"/>
      <style:text-properties officeooo:paragraph-rsid="006b938f"/>
    </style:style>
    <style:style style:name="P10" style:family="paragraph" style:parent-style-name="Preformatted_20_Text">
      <style:paragraph-properties fo:line-height="150%"/>
      <style:text-properties officeooo:paragraph-rsid="00702290"/>
    </style:style>
    <style:style style:name="P11" style:family="paragraph" style:parent-style-name="Preformatted_20_Text">
      <style:paragraph-properties fo:line-height="150%"/>
      <style:text-properties officeooo:paragraph-rsid="00711c8c"/>
    </style:style>
    <style:style style:name="P12" style:family="paragraph" style:parent-style-name="Preformatted_20_Text">
      <style:paragraph-properties fo:line-height="150%"/>
      <style:text-properties officeooo:paragraph-rsid="002d8837"/>
    </style:style>
    <style:style style:name="P13" style:family="paragraph" style:parent-style-name="Preformatted_20_Text">
      <style:paragraph-properties fo:line-height="150%"/>
      <style:text-properties officeooo:paragraph-rsid="00ad7e9d"/>
    </style:style>
    <style:style style:name="P14" style:family="paragraph" style:parent-style-name="Preformatted_20_Text">
      <style:paragraph-properties fo:line-height="150%"/>
      <style:text-properties officeooo:paragraph-rsid="00b056d4"/>
    </style:style>
    <style:style style:name="P15"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paragraph-rsid="00665648" loext:padding="0in" loext:border="none"/>
    </style:style>
    <style:style style:name="P16" style:family="paragraph" style:parent-style-name="Standard">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17" style:family="paragraph" style:parent-style-name="Standard">
      <style:paragraph-properties fo:line-height="150%"/>
      <style:text-properties style:font-name="FreeSans" fo:font-size="12pt" officeooo:rsid="001d2aea" officeooo:paragraph-rsid="00707722" style:font-size-asian="12pt" style:font-size-complex="12pt"/>
    </style:style>
    <style:style style:name="P18" style:family="paragraph" style:parent-style-name="Standard">
      <style:paragraph-properties fo:line-height="150%"/>
      <style:text-properties style:font-name="FreeSans" fo:font-size="12pt" officeooo:rsid="001ecfac" officeooo:paragraph-rsid="001ecfac" style:font-size-asian="12pt" style:font-size-complex="12pt"/>
    </style:style>
    <style:style style:name="P19" style:family="paragraph" style:parent-style-name="Text_20_body">
      <style:paragraph-properties fo:margin-left="0in" fo:margin-right="0in" fo:orphans="2" fo:widows="2" fo:text-indent="0in" style:auto-text-indent="false"/>
    </style:style>
    <style:style style:name="P20" style:family="paragraph" style:parent-style-name="Text_20_body">
      <style:paragraph-properties fo:margin-left="0in" fo:margin-right="0in" fo:line-height="150%" fo:text-indent="0in" style:auto-text-indent="false"/>
      <style:text-properties officeooo:paragraph-rsid="006837a1"/>
    </style:style>
    <style:style style:name="P21" style:family="paragraph" style:parent-style-name="Text_20_body">
      <style:paragraph-properties fo:margin-left="0in" fo:margin-right="0in" fo:line-height="150%" fo:text-indent="0in" style:auto-text-indent="false"/>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22" style:family="paragraph" style:parent-style-name="Text_20_body">
      <style:paragraph-properties fo:margin-left="0in" fo:margin-right="0in" fo:line-height="150%" fo:text-indent="0in" style:auto-text-indent="false"/>
      <style:text-properties fo:font-variant="normal" fo:text-transform="none" fo:color="#000000" style:font-name="monospace" fo:font-size="10.5pt" fo:letter-spacing="normal" fo:font-style="normal" fo:font-weight="normal" officeooo:rsid="0073b556" officeooo:paragraph-rsid="00745885" loext:padding="0in" loext:border="none"/>
    </style:style>
    <style:style style:name="P23" style:family="paragraph" style:parent-style-name="Text_20_body">
      <style:paragraph-properties fo:margin-left="0in" fo:margin-right="0in" fo:text-indent="0in" style:auto-text-indent="false"/>
      <style:text-properties officeooo:paragraph-rsid="00baa648"/>
    </style:style>
    <style:style style:name="P24" style:family="paragraph" style:parent-style-name="Text_20_body">
      <style:paragraph-properties fo:margin-left="0in" fo:margin-right="0in" fo:text-indent="0in" style:auto-text-indent="false"/>
      <style:text-properties officeooo:paragraph-rsid="00bb9aab"/>
    </style:style>
    <style:style style:name="P25" style:family="paragraph" style:parent-style-name="Text_20_body">
      <style:paragraph-properties fo:margin-left="0in" fo:margin-right="0in" fo:line-height="158%" fo:orphans="2" fo:widows="2" fo:text-indent="0in" style:auto-text-indent="false"/>
    </style:style>
    <style:style style:name="P26"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font-size="10.5pt" fo:letter-spacing="normal" fo:font-style="normal" fo:font-weight="normal"/>
    </style:style>
    <style:style style:name="P27"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letter-spacing="normal"/>
    </style:style>
    <style:style style:name="P28"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loext:padding="0in" loext:border="none"/>
    </style:style>
    <style:style style:name="P29"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officeooo:rsid="0054d6f1" officeooo:paragraph-rsid="0054d6f1" loext:padding="0in" loext:border="none"/>
    </style:style>
    <style:style style:name="P30"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880000" fo:font-size="10.5pt" fo:letter-spacing="normal" fo:font-style="normal" fo:font-weight="normal" loext:padding="0in" loext:border="none"/>
    </style:style>
    <style:style style:name="P31"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variant="normal" fo:text-transform="none" fo:color="#24292e" style:font-name="SFMono-Regular" fo:font-size="9.75pt" fo:letter-spacing="normal" fo:font-style="normal" fo:font-weight="normal"/>
    </style:style>
    <style:style style:name="P32"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33"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officeooo:paragraph-rsid="00baa648"/>
    </style:style>
    <style:style style:name="P34"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35"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style>
    <style:style style:name="P36" style:family="paragraph" style:parent-style-name="Text_20_body">
      <style:paragraph-properties fo:margin-left="0in" fo:margin-right="0in" fo:margin-top="0in" fo:margin-bottom="0in" loext:contextual-spacing="false" fo:orphans="2" fo:widows="2" fo:text-indent="0in" style:auto-text-indent="false"/>
    </style:style>
    <style:style style:name="P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style:font-size-asian="10.5pt" style:font-size-complex="10.5pt"/>
    </style:style>
    <style:style style:name="P38" style:family="paragraph" style:parent-style-name="Text_20_body">
      <style:paragraph-properties fo:margin-left="0in" fo:margin-right="0in" fo:margin-top="0in" fo:margin-bottom="0.1665in" loext:contextual-spacing="false" fo:orphans="2" fo:widows="2" fo:text-indent="0in" style:auto-text-indent="false"/>
    </style:style>
    <style:style style:name="P39"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style:style>
    <style:style style:name="P40"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officeooo:paragraph-rsid="00745885"/>
    </style:style>
    <style:style style:name="P41"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style:style>
    <style:style style:name="P42"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officeooo:paragraph-rsid="00745885"/>
    </style:style>
    <style:style style:name="P43"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Liberation Serif" fo:letter-spacing="normal" fo:font-style="normal" fo:font-weight="bold"/>
    </style:style>
    <style:style style:name="P44" style:family="paragraph" style:parent-style-name="Code_20_-_20_program">
      <style:paragraph-properties fo:margin-left="0in" fo:margin-right="0in" fo:text-indent="0in" style:auto-text-indent="false"/>
    </style:style>
    <style:style style:name="P45" style:family="paragraph" style:parent-style-name="Code_20_-_20_program">
      <loext:graphic-properties draw:fill="solid" draw:fill-color="#ecf3fa"/>
      <style:paragraph-properties fo:margin-left="0in" fo:margin-right="0in" fo:line-height="115%" fo:text-indent="0in" style:auto-text-indent="false" fo:background-color="#ecf3fa" fo:keep-with-next="always"/>
    </style:style>
    <style:style style:name="P46" style:family="paragraph" style:parent-style-name="Code_20_-_20_program">
      <loext:graphic-properties draw:fill="solid" draw:fill-color="#ecf3fa"/>
      <style:paragraph-properties fo:margin-left="0in" fo:margin-right="0in" fo:line-height="115%" fo:text-indent="0in" style:auto-text-indent="false" fo:background-color="#ecf3fa" fo:keep-with-next="always"/>
      <style:text-properties style:font-name="Liberation Mono" style:font-size-asian="10.5pt"/>
    </style:style>
    <style:style style:name="P47" style:family="paragraph" style:parent-style-name="Code_20_-_20_program" style:master-page-name="">
      <loext:graphic-properties draw:fill="solid" draw:fill-color="#ecf3fa"/>
      <style:paragraph-properties fo:margin-left="0in" fo:margin-right="0in" fo:line-height="115%" fo:text-indent="0in" style:auto-text-indent="false" style:page-number="auto" fo:background-color="#ecf3fa" fo:keep-with-next="always"/>
    </style:style>
    <style:style style:name="P48" style:family="paragraph" style:parent-style-name="Heading_20_2">
      <style:paragraph-properties fo:margin-left="0in" fo:margin-right="0in" fo:text-indent="0in" style:auto-text-indent="false"/>
      <style:text-properties officeooo:paragraph-rsid="00baa648"/>
    </style:style>
    <style:style style:name="P49" style:family="paragraph" style:parent-style-name="Quotations">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50" style:family="paragraph" style:parent-style-name="Text_20_body">
      <style:paragraph-properties fo:line-height="150%"/>
      <style:text-properties officeooo:paragraph-rsid="00479501"/>
    </style:style>
    <style:style style:name="P51" style:family="paragraph" style:parent-style-name="Text_20_body">
      <style:paragraph-properties fo:line-height="150%"/>
      <style:text-properties fo:font-variant="normal" fo:text-transform="none" fo:color="#000000" style:font-name="monospace" fo:font-size="10.5pt" fo:letter-spacing="normal" fo:font-style="normal" fo:font-weight="normal" officeooo:paragraph-rsid="00711c8c" loext:padding="0in" loext:border="none"/>
    </style:style>
    <style:style style:name="P52" style:family="paragraph" style:parent-style-name="Text_20_body">
      <style:paragraph-properties fo:line-height="150%"/>
      <style:text-properties fo:font-variant="normal" fo:text-transform="none" fo:color="#000000" style:font-name="monospace" fo:font-size="10.5pt" fo:letter-spacing="normal" fo:font-style="normal" fo:font-weight="normal" officeooo:rsid="0073b556" officeooo:paragraph-rsid="00745885" loext:padding="0in" loext:border="none"/>
    </style:style>
    <style:style style:name="P53" style:family="paragraph" style:parent-style-name="Text_20_body">
      <style:text-properties officeooo:rsid="0073b556" officeooo:paragraph-rsid="0073b556"/>
    </style:style>
    <style:style style:name="P54" style:family="paragraph" style:parent-style-name="Text_20_body">
      <style:text-properties fo:font-style="italic" officeooo:rsid="007632ba" officeooo:paragraph-rsid="00778c47" style:font-style-asian="italic" style:font-style-complex="italic"/>
    </style:style>
    <style:style style:name="P55" style:family="paragraph" style:parent-style-name="Text_20_body">
      <style:text-properties officeooo:rsid="00777517" officeooo:paragraph-rsid="00777517"/>
    </style:style>
    <style:style style:name="P56" style:family="paragraph" style:parent-style-name="Text_20_body">
      <style:text-properties officeooo:rsid="0078632b" officeooo:paragraph-rsid="007f154b"/>
    </style:style>
    <style:style style:name="P57" style:family="paragraph" style:parent-style-name="Text_20_body">
      <style:text-properties officeooo:paragraph-rsid="007a1660"/>
    </style:style>
    <style:style style:name="P58" style:family="paragraph" style:parent-style-name="Text_20_body">
      <style:text-properties officeooo:paragraph-rsid="00826880"/>
    </style:style>
    <style:style style:name="P59" style:family="paragraph" style:parent-style-name="Text_20_body">
      <style:text-properties officeooo:rsid="0083a236" officeooo:paragraph-rsid="00826880"/>
    </style:style>
    <style:style style:name="P60" style:family="paragraph" style:parent-style-name="Text_20_body">
      <style:text-properties style:font-name="Liberation Serif"/>
    </style:style>
    <style:style style:name="P61" style:family="paragraph" style:parent-style-name="Text_20_body">
      <style:text-properties officeooo:paragraph-rsid="00ad7e9d"/>
    </style:style>
    <style:style style:name="P62" style:family="paragraph" style:parent-style-name="Text_20_body">
      <style:text-properties officeooo:rsid="00b056d4" officeooo:paragraph-rsid="00b056d4"/>
    </style:style>
    <style:style style:name="P63" style:family="paragraph" style:parent-style-name="Text_20_body">
      <style:text-properties officeooo:rsid="007e7730" officeooo:paragraph-rsid="007f154b"/>
    </style:style>
    <style:style style:name="P64" style:family="paragraph" style:parent-style-name="Text_20_body">
      <style:text-properties officeooo:rsid="007a1660" officeooo:paragraph-rsid="007a1660"/>
    </style:style>
    <style:style style:name="P65"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9.75pt" fo:letter-spacing="normal" fo:font-style="normal" fo:font-weight="normal"/>
    </style:style>
    <style:style style:name="P66" style:family="paragraph" style:parent-style-name="Heading_20_3">
      <style:text-properties officeooo:paragraph-rsid="0078632b"/>
    </style:style>
    <style:style style:name="P67" style:family="paragraph" style:parent-style-name="Heading_20_3">
      <style:text-properties officeooo:rsid="00b69b0b" officeooo:paragraph-rsid="00b69b0b"/>
    </style:style>
    <style:style style:name="P68" style:family="paragraph" style:parent-style-name="Heading_20_2">
      <style:text-properties officeooo:paragraph-rsid="00b2f5c2"/>
    </style:style>
    <style:style style:name="P69" style:family="paragraph" style:parent-style-name="Heading_20_2">
      <style:paragraph-properties fo:break-before="page"/>
    </style:style>
    <style:style style:name="P70" style:family="paragraph" style:parent-style-name="Contents_20_2">
      <style:paragraph-properties>
        <style:tab-stops>
          <style:tab-stop style:position="6.7307in" style:type="right" style:leader-style="dotted" style:leader-text="."/>
        </style:tab-stops>
      </style:paragraph-properties>
    </style:style>
    <style:style style:name="P71" style:family="paragraph" style:parent-style-name="Contents_20_3">
      <style:paragraph-properties>
        <style:tab-stops>
          <style:tab-stop style:position="6.5339in" style:type="right" style:leader-style="dotted" style:leader-text="."/>
        </style:tab-stops>
      </style:paragraph-properties>
    </style:style>
    <style:style style:name="P72" style:family="paragraph" style:parent-style-name="Standard" style:list-style-name="L1">
      <style:paragraph-properties fo:line-height="150%"/>
      <style:text-properties style:font-name="FreeSans" fo:font-size="12pt" officeooo:rsid="001d2aea" officeooo:paragraph-rsid="00707722" style:font-size-asian="12pt" style:font-size-complex="12pt"/>
    </style:style>
    <style:style style:name="P73" style:family="paragraph" style:parent-style-name="Standard" style:list-style-name="L1">
      <style:paragraph-properties fo:line-height="150%"/>
      <style:text-properties style:font-name="FreeSans" fo:font-size="12pt" officeooo:rsid="001d2aea" officeooo:paragraph-rsid="001d2aea" style:font-size-asian="12pt" style:font-size-complex="12pt"/>
    </style:style>
    <style:style style:name="P74" style:family="paragraph" style:parent-style-name="Standard" style:list-style-name="L1">
      <style:paragraph-properties fo:line-height="150%"/>
      <style:text-properties style:font-name="FreeSans" fo:font-size="12pt" officeooo:rsid="00221abb" officeooo:paragraph-rsid="00221abb" style:font-size-asian="12pt" style:font-size-complex="12pt"/>
    </style:style>
    <style:style style:name="P75" style:family="paragraph" style:parent-style-name="Standard" style:list-style-name="L1">
      <style:paragraph-properties fo:line-height="150%"/>
      <style:text-properties style:font-name="FreeSans" fo:font-size="12pt" officeooo:rsid="001ecfac" officeooo:paragraph-rsid="001ecfac" style:font-size-asian="12pt" style:font-size-complex="12pt"/>
    </style:style>
    <style:style style:name="P76" style:family="paragraph" style:parent-style-name="Standard" style:list-style-name="L2">
      <style:paragraph-properties fo:line-height="150%"/>
      <style:text-properties style:font-name="FreeSans" fo:font-size="12pt" officeooo:rsid="001ecfac" officeooo:paragraph-rsid="001ecfac" style:font-size-asian="12pt" style:font-size-complex="12pt"/>
    </style:style>
    <style:style style:name="P77" style:family="paragraph" style:parent-style-name="Standard" style:list-style-name="L3">
      <style:paragraph-properties fo:line-height="150%"/>
      <style:text-properties style:font-name="FreeSans" fo:font-size="12pt" officeooo:rsid="0021590a" officeooo:paragraph-rsid="0021590a" style:font-size-asian="12pt" style:font-size-complex="12pt"/>
    </style:style>
    <style:style style:name="P78" style:family="paragraph" style:parent-style-name="Standard" style:list-style-name="L3">
      <style:paragraph-properties fo:line-height="150%"/>
      <style:text-properties style:font-name="FreeSans" fo:font-size="12pt" officeooo:rsid="00231fb6" officeooo:paragraph-rsid="00231fb6" style:font-size-asian="12pt" style:font-size-complex="12pt"/>
    </style:style>
    <style:style style:name="P79" style:family="paragraph" style:parent-style-name="Standard" style:list-style-name="L3">
      <style:paragraph-properties fo:line-height="150%"/>
      <style:text-properties style:font-name="FreeSans" fo:font-size="12pt" officeooo:rsid="0022ad7d" officeooo:paragraph-rsid="0022ad7d" style:font-size-asian="12pt" style:font-size-complex="12pt"/>
    </style:style>
    <style:style style:name="P80" style:family="paragraph" style:parent-style-name="Standard" style:list-style-name="L2">
      <style:paragraph-properties fo:line-height="150%"/>
      <style:text-properties officeooo:rsid="001ecfac" officeooo:paragraph-rsid="001ecfac"/>
    </style:style>
    <style:style style:name="P81" style:family="paragraph" style:parent-style-name="Text_20_body" style:list-style-name="L4"/>
    <style:style style:name="P82" style:family="paragraph" style:parent-style-name="Text_20_body" style:list-style-name="L4">
      <style:text-properties style:font-name="FreeSans"/>
    </style:style>
    <style:style style:name="P83" style:family="paragraph" style:parent-style-name="Text_20_body" style:list-style-name="L1">
      <style:paragraph-properties fo:line-height="150%"/>
      <style:text-properties officeooo:paragraph-rsid="00312117"/>
    </style:style>
    <style:style style:name="P84" style:family="paragraph" style:parent-style-name="Text_20_body" style:list-style-name="L1">
      <style:paragraph-properties fo:line-height="150%"/>
      <style:text-properties officeooo:paragraph-rsid="00479501"/>
    </style:style>
    <style:style style:name="P85" style:family="paragraph" style:parent-style-name="Text_20_body" style:list-style-name="L1">
      <style:paragraph-properties fo:line-height="150%"/>
      <style:text-properties fo:font-variant="normal" fo:text-transform="none" fo:color="#333333" style:font-name="courier" fo:font-size="8.25pt" fo:letter-spacing="normal" fo:font-style="normal" fo:font-weight="normal" officeooo:paragraph-rsid="00312117"/>
    </style:style>
    <style:style style:name="P86" style:family="paragraph" style:parent-style-name="Text_20_body" style:list-style-name="L3">
      <style:paragraph-properties fo:margin-top="0in" fo:margin-bottom="0in" loext:contextual-spacing="false" fo:line-height="150%" fo:orphans="2" fo:widows="2"/>
    </style:style>
    <style:style style:name="P87" style:family="paragraph" style:parent-style-name="Text_20_body" style:list-style-name="L3">
      <loext:graphic-properties draw:fill="solid" draw:fill-color="#f6f8fa" draw:opacity="100%"/>
      <style:paragraph-properties fo:margin-top="0in" fo:margin-bottom="0in" loext:contextual-spacing="false" fo:line-height="150%" fo:orphans="2" fo:widows="2" fo:background-color="#f6f8fa" fo:padding="0in" fo:border="none"/>
      <style:text-properties officeooo:paragraph-rsid="00231fb6"/>
    </style:style>
    <style:style style:name="P88" style:family="paragraph" style:parent-style-name="Text_20_body" style:list-style-name="L3">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89" style:family="paragraph" style:parent-style-name="Text_20_body" style:list-style-name="L3">
      <style:paragraph-properties fo:margin-top="0in" fo:margin-bottom="0.1665in" loext:contextual-spacing="false" fo:line-height="150%" fo:orphans="2" fo:widows="2"/>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90" style:family="paragraph" style:parent-style-name="Text_20_body" style:list-style-name="L8">
      <style:paragraph-properties fo:margin-left="0in" fo:margin-right="0in" fo:margin-top="0in" fo:margin-bottom="0.0728in" loext:contextual-spacing="false" style:line-height-at-least="0.1874in" fo:orphans="2" fo:widows="2" fo:text-indent="0in" style:auto-text-indent="false" fo:padding="0in" fo:border="none"/>
      <style:text-properties fo:font-variant="normal" fo:text-transform="none" fo:color="#4b4b4b" style:font-name="Arial" fo:font-size="10.5pt" fo:letter-spacing="normal" fo:font-style="normal" fo:font-weight="normal"/>
    </style:style>
    <style:style style:name="P91" style:family="paragraph" style:parent-style-name="Text_20_body" style:list-style-name="L8">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b4b4b" style:font-name="Arial" fo:font-size="10.5pt" fo:letter-spacing="normal" fo:font-style="normal" fo:font-weight="normal" officeooo:paragraph-rsid="00aed4c6"/>
    </style:style>
    <style:style style:name="P92" style:family="paragraph" style:parent-style-name="Preformatted_20_Text" style:list-style-name="L2">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93" style:family="paragraph" style:parent-style-name="Preformatted_20_Text" style:list-style-name="L3">
      <style:paragraph-properties fo:line-height="150%"/>
      <style:text-properties fo:font-variant="normal" fo:text-transform="none" fo:color="#24292e" style:font-name="FreeSans" fo:font-size="12pt" fo:letter-spacing="normal" fo:font-style="normal" fo:font-weight="normal" officeooo:rsid="00231fb6" officeooo:paragraph-rsid="00231fb6" style:font-size-asian="12pt" style:font-size-complex="12pt"/>
    </style:style>
    <style:style style:name="P94"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2117"/>
    </style:style>
    <style:style style:name="P95"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a3a4"/>
    </style:style>
    <style:style style:name="P96"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30444"/>
    </style:style>
    <style:style style:name="P97" style:family="paragraph" style:parent-style-name="Preformatted_20_Text" style:list-style-name="L1">
      <style:paragraph-properties fo:line-height="150%"/>
      <style:text-properties officeooo:paragraph-rsid="0027bd7b"/>
    </style:style>
    <style:style style:name="P98" style:family="paragraph" style:parent-style-name="Preformatted_20_Text" style:list-style-name="L1">
      <style:paragraph-properties fo:line-height="150%"/>
      <style:text-properties officeooo:paragraph-rsid="00312117"/>
    </style:style>
    <style:style style:name="P99" style:family="paragraph" style:parent-style-name="Preformatted_20_Text" style:list-style-name="L1">
      <style:paragraph-properties fo:line-height="150%"/>
      <style:text-properties officeooo:paragraph-rsid="003047b7"/>
    </style:style>
    <style:style style:name="P100" style:family="paragraph" style:parent-style-name="Preformatted_20_Text" style:list-style-name="L1">
      <style:paragraph-properties fo:line-height="150%"/>
      <style:text-properties officeooo:paragraph-rsid="0031a3a4"/>
    </style:style>
    <style:style style:name="P101" style:family="paragraph" style:parent-style-name="Preformatted_20_Text" style:list-style-name="L1">
      <style:paragraph-properties fo:line-height="150%"/>
      <style:text-properties officeooo:paragraph-rsid="00330444"/>
    </style:style>
    <style:style style:name="P102" style:family="paragraph" style:parent-style-name="Preformatted_20_Text" style:list-style-name="L1">
      <style:paragraph-properties fo:line-height="150%"/>
      <style:text-properties officeooo:paragraph-rsid="0038fbc5"/>
    </style:style>
    <style:style style:name="P103" style:family="paragraph" style:parent-style-name="Preformatted_20_Text" style:list-style-name="L1">
      <style:paragraph-properties fo:line-height="150%"/>
      <style:text-properties officeooo:paragraph-rsid="00369bd4"/>
    </style:style>
    <style:style style:name="P104" style:family="paragraph" style:parent-style-name="Preformatted_20_Text" style:list-style-name="L1">
      <style:paragraph-properties fo:line-height="150%"/>
      <style:text-properties officeooo:paragraph-rsid="003a14a1"/>
    </style:style>
    <style:style style:name="P105" style:family="paragraph" style:parent-style-name="Preformatted_20_Text" style:list-style-name="L1">
      <style:paragraph-properties fo:line-height="150%"/>
      <style:text-properties officeooo:paragraph-rsid="003be8af"/>
    </style:style>
    <style:style style:name="P106" style:family="paragraph" style:parent-style-name="Preformatted_20_Text" style:list-style-name="L1">
      <style:paragraph-properties fo:line-height="150%"/>
      <style:text-properties officeooo:paragraph-rsid="00406752"/>
    </style:style>
    <style:style style:name="P107" style:family="paragraph" style:parent-style-name="Preformatted_20_Text" style:list-style-name="L1">
      <style:paragraph-properties fo:line-height="150%"/>
      <style:text-properties officeooo:paragraph-rsid="00479501"/>
    </style:style>
    <style:style style:name="P108" style:family="paragraph" style:parent-style-name="Preformatted_20_Text" style:list-style-name="L5">
      <style:paragraph-properties fo:line-height="150%"/>
      <style:text-properties officeooo:paragraph-rsid="0027bd7b"/>
    </style:style>
    <style:style style:name="P109" style:family="paragraph" style:parent-style-name="Preformatted_20_Text" style:list-style-name="L5">
      <style:paragraph-properties fo:line-height="150%"/>
      <style:text-properties officeooo:paragraph-rsid="002b074b"/>
    </style:style>
    <style:style style:name="P110" style:family="paragraph" style:parent-style-name="Preformatted_20_Text" style:list-style-name="L6">
      <style:paragraph-properties fo:line-height="150%"/>
      <style:text-properties officeooo:paragraph-rsid="0028c36f"/>
    </style:style>
    <style:style style:name="P111" style:family="paragraph" style:parent-style-name="Preformatted_20_Text" style:list-style-name="L6">
      <style:paragraph-properties fo:line-height="150%"/>
      <style:text-properties officeooo:paragraph-rsid="002cad73"/>
    </style:style>
    <style:style style:name="P112" style:family="paragraph" style:parent-style-name="Preformatted_20_Text" style:list-style-name="L7">
      <style:paragraph-properties fo:line-height="150%"/>
      <style:text-properties officeooo:paragraph-rsid="002d8837"/>
    </style:style>
    <style:style style:name="P113" style:family="paragraph" style:parent-style-name="Preformatted_20_Text" style:list-style-name="L9">
      <style:paragraph-properties fo:line-height="150%"/>
      <style:text-properties officeooo:paragraph-rsid="0042c23b"/>
    </style:style>
    <style:style style:name="P114" style:family="paragraph" style:parent-style-name="Preformatted_20_Text" style:list-style-name="L9">
      <style:paragraph-properties fo:line-height="150%"/>
      <style:text-properties officeooo:paragraph-rsid="0042cda5"/>
    </style:style>
    <style:style style:name="P115" style:family="paragraph" style:parent-style-name="Preformatted_20_Text" style:list-style-name="L2">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116" style:family="paragraph" style:parent-style-name="Preformatted_20_Text" style:list-style-name="L2">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officeooo:paragraph-rsid="00257b41" style:font-size-asian="12pt" style:font-size-complex="12pt"/>
    </style:style>
    <style:style style:name="P117" style:family="paragraph" style:parent-style-name="Preformatted_20_Text" style:list-style-name="L3">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118" style:family="paragraph" style:parent-style-name="Preformatted_20_Text" style:list-style-name="L3">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119" style:family="paragraph" style:parent-style-name="Preformatted_20_Text" style:list-style-name="L3">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paragraph-rsid="00231fb6" style:font-size-asian="12pt" style:font-size-complex="12pt"/>
    </style:style>
    <style:style style:name="P120" style:family="paragraph" style:parent-style-name="Preformatted_20_Text" style:list-style-name="L3">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121" style:family="paragraph" style:parent-style-name="Heading_20_1">
      <style:paragraph-properties fo:margin-left="0in" fo:margin-right="0in" fo:text-indent="0in" style:auto-text-indent="false"/>
      <style:text-properties officeooo:paragraph-rsid="00bb9aab"/>
    </style:style>
    <style:style style:name="P122" style:family="paragraph" style:parent-style-name="Code_20_-_20_program" style:list-style-name="L5"/>
    <style:style style:name="P123" style:family="paragraph" style:parent-style-name="Code_20_-_20_program" style:list-style-name="L1">
      <loext:graphic-properties draw:fill="solid" draw:fill-color="#ecf3fa"/>
      <style:paragraph-properties fo:margin-left="0in" fo:margin-right="0in" fo:line-height="115%" fo:text-indent="0in" style:auto-text-indent="false" fo:background-color="#ecf3fa" fo:keep-with-next="always"/>
      <style:text-properties officeooo:paragraph-rsid="007b9bb2"/>
    </style:style>
    <style:style style:name="P124" style:family="paragraph" style:parent-style-name="Code_20_-_20_program" style:list-style-name="L1">
      <loext:graphic-properties draw:fill="solid" draw:fill-color="#ecf3fa"/>
      <style:paragraph-properties fo:margin-left="0in" fo:margin-right="0in" fo:line-height="115%" fo:text-indent="0in" style:auto-text-indent="false" fo:background-color="#ecf3fa" fo:keep-with-next="always"/>
      <style:text-properties style:font-name="Liberation Mono" officeooo:paragraph-rsid="007b9bb2" style:font-size-asian="10.5pt"/>
    </style:style>
    <style:style style:name="P125" style:family="paragraph" style:parent-style-name="Code_20_-_20_program" style:list-style-name="L1">
      <loext:graphic-properties draw:fill="solid" draw:fill-color="#ecf3fa"/>
      <style:paragraph-properties fo:margin-left="0in" fo:margin-right="0in" fo:line-height="115%" fo:text-indent="0in" style:auto-text-indent="false" fo:background-color="#ecf3fa" fo:keep-with-next="always"/>
      <style:text-properties style:font-name="Liberation Mono" style:font-size-asian="10.5pt"/>
    </style:style>
    <style:style style:name="T1" style:family="text">
      <style:text-properties fo:color="#005cc5"/>
    </style:style>
    <style:style style:name="T2" style:family="text">
      <style:text-properties officeooo:rsid="00205951"/>
    </style:style>
    <style:style style:name="T3" style:family="text">
      <style:text-properties officeooo:rsid="002156f8"/>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officeooo:rsid="00293baa" style:font-size-asian="12pt" style:font-size-complex="12pt" loext:padding="0in" loext:border="none"/>
    </style:style>
    <style:style style:name="T6" style:family="text">
      <style:text-properties fo:font-variant="normal" fo:text-transform="none" fo:color="#24292e" style:font-name="SFMono-Regular" fo:font-size="9.75pt" fo:letter-spacing="normal" fo:font-style="normal" fo:font-weight="normal" officeooo:rsid="006b938f" style:font-size-asian="12pt" style:font-size-complex="12pt" loext:padding="0in" loext:border="none"/>
    </style:style>
    <style:style style:name="T7" style:family="text">
      <style:text-properties fo:font-variant="normal" fo:text-transform="none" fo:color="#24292e" style:font-name="SFMono-Regular" fo:font-size="9.75pt" fo:letter-spacing="normal" fo:font-style="normal" fo:font-weight="normal" officeooo:rsid="006d4e0c" style:font-size-asian="12pt" style:font-size-complex="12pt" loext:padding="0in" loext:border="none"/>
    </style:style>
    <style:style style:name="T8" style:family="text">
      <style:text-properties fo:font-variant="normal" fo:text-transform="none" fo:color="#24292e" style:font-name="SFMono-Regular" fo:font-size="9.75pt" fo:letter-spacing="normal" fo:font-style="normal" fo:font-weight="normal" officeooo:rsid="00baa648"/>
    </style:style>
    <style:style style:name="T9" style:family="text">
      <style:text-properties fo:font-variant="normal" fo:text-transform="none" fo:color="#24292e" fo:letter-spacing="normal" fo:font-style="normal" fo:font-weight="normal"/>
    </style:style>
    <style:style style:name="T10" style:family="text">
      <style:text-properties fo:font-variant="normal" fo:text-transform="none" fo:color="#24292e" fo:letter-spacing="normal" fo:font-style="normal" fo:font-weight="normal" officeooo:rsid="00257b41"/>
    </style:style>
    <style:style style:name="T11" style:family="text">
      <style:text-properties fo:font-variant="normal" fo:text-transform="none" fo:color="#24292e" fo:letter-spacing="normal" fo:font-style="normal" fo:font-weight="normal" officeooo:rsid="00231fb6"/>
    </style:style>
    <style:style style:name="T12" style:family="text">
      <style:text-properties fo:font-variant="normal" fo:text-transform="none" fo:color="#24292e" fo:letter-spacing="normal" fo:font-style="normal" fo:font-weight="normal" officeooo:rsid="00ac7d9b"/>
    </style:style>
    <style:style style:name="T13" style:family="text">
      <style:text-properties fo:font-variant="normal" fo:text-transform="none" fo:color="#24292e" style:font-name="FreeSans" fo:font-size="12pt" fo:letter-spacing="normal" fo:font-style="normal" fo:font-weight="normal" style:font-size-asian="12pt" style:font-size-complex="12pt"/>
    </style:style>
    <style:style style:name="T14" style:family="text">
      <style:text-properties fo:font-variant="normal" fo:text-transform="none" fo:color="#24292e" style:font-name="FreeSans" fo:font-size="12pt" fo:letter-spacing="normal" fo:font-style="normal" fo:font-weight="normal" officeooo:rsid="00277f24" style:font-size-asian="12pt" style:font-size-complex="12pt" loext:padding="0in" loext:border="none"/>
    </style:style>
    <style:style style:name="T15" style:family="text">
      <style:text-properties fo:font-variant="normal" fo:text-transform="none" fo:color="#24292e" style:font-name="FreeSans" fo:font-size="12pt" fo:letter-spacing="normal" fo:font-style="normal" fo:font-weight="normal" officeooo:rsid="0027bd7b" style:font-size-asian="12pt" style:font-size-complex="12pt" loext:padding="0in" loext:border="none"/>
    </style:style>
    <style:style style:name="T16" style:family="text">
      <style:text-properties fo:font-variant="normal" fo:text-transform="none" fo:color="#24292e" style:font-name="FreeSans" fo:font-size="12pt" fo:letter-spacing="normal" fo:font-style="normal" fo:font-weight="normal" officeooo:rsid="0028c36f" style:font-size-asian="12pt" style:font-size-complex="12pt" loext:padding="0in" loext:border="none"/>
    </style:style>
    <style:style style:name="T17" style:family="text">
      <style:text-properties fo:font-variant="normal" fo:text-transform="none" fo:color="#24292e" style:font-name="FreeSans" fo:font-size="12pt" fo:letter-spacing="normal" fo:font-style="normal" fo:font-weight="normal" officeooo:rsid="00293baa" style:font-size-asian="12pt" style:font-size-complex="12pt" loext:padding="0in" loext:border="none"/>
    </style:style>
    <style:style style:name="T18" style:family="text">
      <style:text-properties fo:font-variant="normal" fo:text-transform="none" fo:color="#24292e" style:font-name="FreeSans" fo:font-size="12pt" fo:letter-spacing="normal" fo:font-style="normal" fo:font-weight="normal" officeooo:rsid="002b074b" style:font-size-asian="12pt" style:font-size-complex="12pt" loext:padding="0in" loext:border="none"/>
    </style:style>
    <style:style style:name="T19" style:family="text">
      <style:text-properties fo:font-variant="normal" fo:text-transform="none" fo:color="#24292e" style:font-name="FreeSans" fo:font-size="12pt" fo:letter-spacing="normal" fo:font-style="normal" fo:font-weight="normal" officeooo:rsid="002cad73" style:font-size-asian="12pt" style:font-size-complex="12pt" loext:padding="0in" loext:border="none"/>
    </style:style>
    <style:style style:name="T20" style:family="text">
      <style:text-properties fo:font-variant="normal" fo:text-transform="none" fo:color="#24292e" style:font-name="FreeSans" fo:font-size="12pt" fo:letter-spacing="normal" fo:font-style="normal" fo:font-weight="normal" officeooo:rsid="002d8837" style:font-size-asian="12pt" style:font-size-complex="12pt" loext:padding="0in" loext:border="none"/>
    </style:style>
    <style:style style:name="T21" style:family="text">
      <style:text-properties fo:font-variant="normal" fo:text-transform="none" fo:color="#24292e" style:font-name="FreeSans" fo:font-size="12pt" fo:letter-spacing="normal" fo:font-style="normal" fo:font-weight="normal" officeooo:rsid="002ed6ac" style:font-size-asian="12pt" style:font-size-complex="12pt" loext:padding="0in" loext:border="none"/>
    </style:style>
    <style:style style:name="T22" style:family="text">
      <style:text-properties fo:font-variant="normal" fo:text-transform="none" fo:color="#24292e" style:font-name="FreeSans" fo:font-size="12pt" fo:letter-spacing="normal" fo:font-style="normal" fo:font-weight="normal" officeooo:rsid="00312117" style:font-size-asian="12pt" style:font-size-complex="12pt" loext:padding="0in" loext:border="none"/>
    </style:style>
    <style:style style:name="T23" style:family="text">
      <style:text-properties fo:font-variant="normal" fo:text-transform="none" fo:color="#24292e" style:font-name="FreeSans" fo:font-size="12pt" fo:letter-spacing="normal" fo:font-style="normal" fo:font-weight="normal" officeooo:rsid="0080cc20" style:font-size-asian="12pt" style:font-size-complex="12pt" loext:padding="0in" loext:border="none"/>
    </style:style>
    <style:style style:name="T24" style:family="text">
      <style:text-properties fo:font-variant="normal" fo:text-transform="none" fo:color="#24292e" style:font-name="apple-system" fo:font-size="12pt" fo:letter-spacing="normal" fo:font-style="normal" fo:font-weight="normal"/>
    </style:style>
    <style:style style:name="T25" style:family="text">
      <style:text-properties fo:font-variant="normal" fo:text-transform="none" fo:color="#24292e" style:font-name="apple-system" fo:font-size="12pt" fo:letter-spacing="normal" fo:font-style="normal" fo:font-weight="normal" officeooo:rsid="006b938f" style:font-size-asian="12pt" style:font-size-complex="12pt" loext:padding="0in" loext:border="none"/>
    </style:style>
    <style:style style:name="T26"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style:style style:name="T28"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6b938f" style:text-blinking="false" fo:background-color="#ffffff" loext:char-shading-value="0" style:font-size-asian="12pt" style:font-size-complex="12pt" loext:padding="0in" loext:border="none"/>
    </style:style>
    <style:style style:name="T29" style:family="text">
      <style:text-properties fo:font-variant="normal" fo:text-transform="none" fo:color="#0366d6" style:text-line-through-style="none" style:text-line-through-type="none" style:font-name="SFMono-Regular" fo:font-size="9.75pt" fo:letter-spacing="normal" fo:font-style="normal" style:text-underline-style="none" fo:font-weight="normal" style:text-blinking="false"/>
    </style:style>
    <style:style style:name="T30" style:family="text">
      <style:text-properties fo:font-variant="normal" fo:text-transform="none" fo:color="#005cc5" fo:letter-spacing="normal" fo:font-style="normal" fo:font-weight="normal" officeooo:rsid="00231fb6"/>
    </style:style>
    <style:style style:name="T31" style:family="text">
      <style:text-properties fo:font-variant="normal" fo:text-transform="none" fo:color="#005cc5" fo:letter-spacing="normal" fo:font-style="normal" fo:font-weight="normal" officeooo:rsid="00ac7d9b"/>
    </style:style>
    <style:style style:name="T32" style:family="text">
      <style:text-properties fo:font-variant="normal" fo:text-transform="none" fo:color="#005cc5" style:font-name="SFMono-Regular" fo:font-size="9.75pt" fo:letter-spacing="normal" fo:font-style="normal" fo:font-weight="normal" officeooo:rsid="006b938f" style:font-size-asian="12pt" style:font-size-complex="12pt" loext:padding="0in" loext:border="none"/>
    </style:style>
    <style:style style:name="T33" style:family="text">
      <style:text-properties fo:font-variant="normal" fo:text-transform="none" fo:color="#6a737d" fo:letter-spacing="normal" fo:font-style="normal" fo:font-weight="normal" officeooo:rsid="00231fb6"/>
    </style:style>
    <style:style style:name="T34" style:family="text">
      <style:text-properties fo:font-variant="normal" fo:text-transform="none" fo:color="#333333" style:font-name="FreeSans" fo:font-size="12pt" fo:letter-spacing="normal" fo:font-style="normal" fo:font-weight="normal" officeooo:rsid="003047b7" style:font-size-asian="12pt" style:font-size-complex="12pt" loext:padding="0in" loext:border="none"/>
    </style:style>
    <style:style style:name="T35" style:family="text">
      <style:text-properties fo:font-variant="normal" fo:text-transform="none" fo:color="#333333" style:font-name="Helvetica Neue" fo:font-size="12pt" fo:letter-spacing="normal" fo:font-style="normal" fo:font-weight="normal" officeooo:rsid="003047b7" style:font-size-asian="12pt" style:font-weight-asian="normal" style:font-size-complex="12pt" style:font-weight-complex="normal" loext:padding="0in" loext:border="none"/>
    </style:style>
    <style:style style:name="T36" style:family="text">
      <style:text-properties fo:font-variant="normal" fo:text-transform="none" fo:color="#333333" style:font-name="Helvetica Neue" fo:font-size="10.5pt" fo:letter-spacing="normal" fo:font-style="normal" fo:font-weight="normal" officeooo:rsid="003047b7" style:font-size-asian="12pt" style:font-size-complex="12pt" loext:padding="0in" loext:border="none"/>
    </style:style>
    <style:style style:name="T37" style:family="text">
      <style:text-properties fo:font-variant="normal" fo:text-transform="none" fo:color="#333333" style:font-name="Helvetica Neue" fo:font-size="10.5pt" fo:letter-spacing="normal" fo:font-style="normal" fo:font-weight="normal" officeooo:rsid="00312117" style:font-size-asian="12pt" style:font-size-complex="12pt" loext:padding="0in" loext:border="none"/>
    </style:style>
    <style:style style:name="T38" style:family="text">
      <style:text-properties fo:font-variant="normal" fo:text-transform="none" fo:color="#333333" style:font-name="Helvetica Neue" fo:font-size="10.5pt" fo:letter-spacing="normal" fo:font-style="normal" fo:font-weight="normal" officeooo:rsid="0031a3a4" style:font-size-asian="12pt" style:font-size-complex="12pt" loext:padding="0in" loext:border="none"/>
    </style:style>
    <style:style style:name="T39" style:family="text">
      <style:text-properties fo:font-variant="normal" fo:text-transform="none" fo:color="#333333" style:font-name="Helvetica Neue" fo:font-size="10.5pt" fo:letter-spacing="normal" fo:font-style="normal" fo:font-weight="normal" officeooo:rsid="00330444" style:font-size-asian="12pt" style:font-size-complex="12pt" loext:padding="0in" loext:border="none"/>
    </style:style>
    <style:style style:name="T40" style:family="text">
      <style:text-properties fo:font-variant="normal" fo:text-transform="none" fo:color="#333333" style:font-name="Helvetica Neue" fo:font-size="10.5pt" fo:letter-spacing="normal" fo:font-style="normal" fo:font-weight="normal" officeooo:rsid="00369bd4" style:font-size-asian="12pt" style:font-size-complex="12pt" loext:padding="0in" loext:border="none"/>
    </style:style>
    <style:style style:name="T41" style:family="text">
      <style:text-properties fo:font-variant="normal" fo:text-transform="none" fo:color="#333333" style:font-name="Helvetica Neue" fo:font-size="10.5pt" fo:letter-spacing="normal" fo:font-style="normal" fo:font-weight="normal" officeooo:rsid="0038fbc5" style:font-size-asian="12pt" style:font-size-complex="12pt" loext:padding="0in" loext:border="none"/>
    </style:style>
    <style:style style:name="T42" style:family="text">
      <style:text-properties fo:font-variant="normal" fo:text-transform="none" fo:color="#333333" style:font-name="Helvetica Neue" fo:font-size="10.5pt" fo:letter-spacing="normal" fo:font-style="normal" fo:font-weight="normal" officeooo:rsid="003a14a1" style:font-size-asian="12pt" style:font-size-complex="12pt" loext:padding="0in" loext:border="none"/>
    </style:style>
    <style:style style:name="T43" style:family="text">
      <style:text-properties fo:font-variant="normal" fo:text-transform="none" fo:color="#333333" style:font-name="Helvetica Neue" fo:font-size="10.5pt" fo:letter-spacing="normal" fo:font-style="normal" fo:font-weight="normal" officeooo:rsid="003be8af" style:font-size-asian="12pt" style:font-size-complex="12pt" loext:padding="0in" loext:border="none"/>
    </style:style>
    <style:style style:name="T44" style:family="text">
      <style:text-properties fo:font-variant="normal" fo:text-transform="none" fo:color="#333333" style:font-name="Helvetica Neue" fo:font-size="10.5pt" fo:letter-spacing="normal" fo:font-style="normal" fo:font-weight="normal" officeooo:rsid="003fb995" style:font-size-asian="12pt" style:font-size-complex="12pt" loext:padding="0in" loext:border="none"/>
    </style:style>
    <style:style style:name="T45" style:family="text">
      <style:text-properties fo:font-variant="normal" fo:text-transform="none" fo:color="#333333" style:font-name="Helvetica Neue" fo:font-size="10.5pt" fo:letter-spacing="normal" fo:font-style="normal" fo:font-weight="normal" officeooo:rsid="00406752" style:font-size-asian="12pt" style:font-size-complex="12pt" loext:padding="0in" loext:border="none"/>
    </style:style>
    <style:style style:name="T46" style:family="text">
      <style:text-properties fo:font-variant="normal" fo:text-transform="none" fo:color="#333333" style:font-name="Helvetica Neue" fo:font-size="10.5pt" fo:letter-spacing="normal" fo:font-style="normal" fo:font-weight="normal" officeooo:rsid="0042c23b" style:font-size-asian="12pt" style:font-size-complex="12pt" loext:padding="0in" loext:border="none"/>
    </style:style>
    <style:style style:name="T47" style:family="text">
      <style:text-properties fo:font-variant="normal" fo:text-transform="none" fo:color="#333333" style:font-name="Helvetica Neue" fo:font-size="10.5pt" fo:letter-spacing="normal" fo:font-style="normal" fo:font-weight="normal" officeooo:rsid="00479501" style:font-size-asian="12pt" style:font-size-complex="12pt" loext:padding="0in" loext:border="none"/>
    </style:style>
    <style:style style:name="T48" style:family="text">
      <style:text-properties fo:font-variant="normal" fo:text-transform="none" fo:color="#333333" style:font-name="Helvetica Neue" fo:font-size="10.5pt" fo:letter-spacing="normal" fo:font-style="normal" fo:font-weight="normal" officeooo:rsid="004922ba" style:font-size-asian="12pt" style:font-size-complex="12pt" loext:padding="0in" loext:border="none"/>
    </style:style>
    <style:style style:name="T49" style:family="text">
      <style:text-properties fo:font-variant="normal" fo:text-transform="none" fo:color="#333333" style:font-name="Helvetica Neue" fo:font-size="10.5pt" fo:letter-spacing="normal" fo:font-style="normal" fo:font-weight="normal" officeooo:rsid="004e00e5" style:font-size-asian="12pt" style:font-size-complex="12pt" loext:padding="0in" loext:border="none"/>
    </style:style>
    <style:style style:name="T50" style:family="text">
      <style:text-properties fo:font-variant="normal" fo:text-transform="none" fo:color="#333333" style:font-name="Helvetica Neue" fo:font-size="10.5pt" fo:letter-spacing="normal" fo:font-style="normal" fo:font-weight="normal" officeooo:rsid="0059df0b" style:font-size-asian="12pt" style:font-size-complex="12pt" loext:padding="0in" loext:border="none"/>
    </style:style>
    <style:style style:name="T51" style:family="text">
      <style:text-properties fo:font-variant="normal" fo:text-transform="none" fo:color="#333333" style:font-name="Helvetica Neue" fo:font-size="10.5pt" fo:letter-spacing="normal" fo:font-style="normal" fo:font-weight="normal" officeooo:rsid="0065ba78" style:font-size-asian="12pt" style:font-size-complex="12pt" loext:padding="0in" loext:border="none"/>
    </style:style>
    <style:style style:name="T52" style:family="text">
      <style:text-properties fo:font-variant="normal" fo:text-transform="none" fo:color="#333333" style:font-name="Helvetica Neue" fo:font-size="10.5pt" fo:letter-spacing="normal" fo:font-style="normal" fo:font-weight="normal" officeooo:rsid="00665648" style:font-size-asian="12pt" style:font-size-complex="12pt" loext:padding="0in" loext:border="none"/>
    </style:style>
    <style:style style:name="T53" style:family="text">
      <style:text-properties fo:font-variant="normal" fo:text-transform="none" fo:color="#333333" style:font-name="Helvetica Neue" fo:font-size="10.5pt" fo:letter-spacing="normal" fo:font-style="normal" fo:font-weight="normal" officeooo:rsid="00ad7e9d" style:font-size-asian="12pt" style:font-size-complex="12pt" loext:padding="0in" loext:border="none"/>
    </style:style>
    <style:style style:name="T54" style:family="text">
      <style:text-properties fo:font-variant="normal" fo:text-transform="none" fo:color="#333333" style:font-name="Helvetica Neue" fo:font-size="10.5pt" fo:letter-spacing="normal" fo:font-style="normal" fo:font-weight="bold" style:font-size-asian="10.5pt" style:font-size-complex="10.5pt"/>
    </style:style>
    <style:style style:name="T55" style:family="text">
      <style:text-properties fo:font-variant="normal" fo:text-transform="none" fo:color="#333333" style:font-name="courier" fo:font-size="9.75pt" fo:letter-spacing="normal" fo:font-style="normal" fo:font-weight="normal" officeooo:rsid="00312117" style:font-size-asian="12pt" style:font-size-complex="12pt" loext:padding="0in" loext:border="none"/>
    </style:style>
    <style:style style:name="T56" style:family="text">
      <style:text-properties fo:font-variant="normal" fo:text-transform="none" fo:color="#333333" style:font-name="courier" fo:font-size="9.75pt" fo:letter-spacing="normal" fo:font-style="normal" fo:font-weight="normal" officeooo:rsid="0031a3a4" style:font-size-asian="12pt" style:font-size-complex="12pt" loext:padding="0in" loext:border="none"/>
    </style:style>
    <style:style style:name="T57" style:family="text">
      <style:text-properties fo:font-variant="normal" fo:text-transform="none" fo:color="#333333" style:font-name="courier" fo:font-size="9.75pt" fo:letter-spacing="normal" fo:font-style="normal" fo:font-weight="normal" officeooo:rsid="00330444" style:font-size-asian="12pt" style:font-size-complex="12pt" loext:padding="0in" loext:border="none"/>
    </style:style>
    <style:style style:name="T58" style:family="text">
      <style:text-properties fo:font-variant="normal" fo:text-transform="none" fo:color="#333333" style:font-name="courier" fo:font-size="9.75pt" fo:letter-spacing="normal" fo:font-style="normal" fo:font-weight="normal" officeooo:rsid="00343eac" style:font-size-asian="12pt" style:font-size-complex="12pt" loext:padding="0in" loext:border="none"/>
    </style:style>
    <style:style style:name="T59" style:family="text">
      <style:text-properties fo:font-variant="normal" fo:text-transform="none" fo:color="#333333" style:font-name="courier" fo:font-size="9.75pt" fo:letter-spacing="normal" fo:font-style="normal" fo:font-weight="normal" officeooo:rsid="0038fbc5" style:font-size-asian="12pt" style:font-size-complex="12pt" loext:padding="0in" loext:border="none"/>
    </style:style>
    <style:style style:name="T60" style:family="text">
      <style:text-properties fo:font-variant="normal" fo:text-transform="none" fo:color="#333333" style:font-name="courier" fo:font-size="9.75pt" fo:letter-spacing="normal" fo:font-style="normal" fo:font-weight="normal" officeooo:rsid="003fb995" style:font-size-asian="12pt" style:font-size-complex="12pt" loext:padding="0in" loext:border="none"/>
    </style:style>
    <style:style style:name="T61" style:family="text">
      <style:text-properties fo:font-variant="normal" fo:text-transform="none" fo:color="#333333" style:font-name="courier" fo:font-size="9.75pt" fo:letter-spacing="normal" fo:font-style="normal" fo:font-weight="normal" officeooo:rsid="0042c23b" style:font-size-asian="12pt" style:font-size-complex="12pt" loext:padding="0in" loext:border="none"/>
    </style:style>
    <style:style style:name="T62" style:family="text">
      <style:text-properties fo:font-variant="normal" fo:text-transform="none" fo:color="#333333" style:font-name="courier" fo:font-size="9.75pt" fo:letter-spacing="normal" fo:font-style="normal" fo:font-weight="normal" officeooo:rsid="0042cda5" style:font-size-asian="12pt" style:font-size-complex="12pt" loext:padding="0in" loext:border="none"/>
    </style:style>
    <style:style style:name="T63" style:family="text">
      <style:text-properties fo:font-variant="normal" fo:text-transform="none" fo:color="#333333" fo:font-size="10.5pt" fo:letter-spacing="normal" fo:font-style="normal" fo:font-weight="normal" officeooo:rsid="0038fbc5" style:font-size-asian="12pt" style:font-size-complex="12pt" loext:padding="0in" loext:border="none"/>
    </style:style>
    <style:style style:name="T64" style:family="text">
      <style:text-properties fo:font-variant="normal" fo:text-transform="none" fo:color="#333333" fo:font-size="10.5pt" fo:letter-spacing="normal" fo:font-style="normal" fo:font-weight="normal" officeooo:rsid="0042c23b" style:font-size-asian="12pt" style:font-size-complex="12pt" loext:padding="0in" loext:border="none"/>
    </style:style>
    <style:style style:name="T65" style:family="text">
      <style:text-properties fo:font-variant="normal" fo:text-transform="none" fo:color="#333333" style:font-name="Ubuntu" fo:font-size="9.75pt" fo:letter-spacing="normal" fo:font-style="normal" fo:font-weight="normal"/>
    </style:style>
    <style:style style:name="T66" style:family="text">
      <style:text-properties fo:font-variant="normal" fo:text-transform="none" fo:color="#333333" style:font-name="DINWebPro" fo:font-size="10.5pt" fo:letter-spacing="normal" fo:font-style="normal" fo:font-weight="normal"/>
    </style:style>
    <style:style style:name="T67" style:family="text">
      <style:text-properties fo:font-variant="normal" fo:text-transform="none" fo:color="#333333" style:font-name="DINWebPro" fo:font-size="10.5pt" fo:letter-spacing="normal" fo:font-style="normal" fo:font-weight="normal" officeooo:rsid="00665648" style:font-size-asian="12pt" style:font-size-complex="12pt" loext:padding="0in" loext:border="none"/>
    </style:style>
    <style:style style:name="T68" style:family="text">
      <style:text-properties fo:font-variant="normal" fo:text-transform="none" fo:color="#333333" style:font-name="DINWebPro" fo:font-size="10.5pt" fo:letter-spacing="normal" fo:font-style="normal" fo:font-weight="normal" officeooo:rsid="0069f9be" style:font-size-asian="12pt" style:font-size-complex="12pt" loext:padding="0in" loext:border="none"/>
    </style:style>
    <style:style style:name="T69" style:family="text">
      <style:text-properties fo:font-variant="normal" fo:text-transform="none" fo:color="#333333" style:font-name="DINWebPro" fo:font-size="10.5pt" fo:letter-spacing="normal" fo:font-style="normal" fo:font-weight="normal" officeooo:rsid="006b938f" style:font-size-asian="12pt" style:font-size-complex="12pt" loext:padding="0in" loext:border="none"/>
    </style:style>
    <style:style style:name="T70" style:family="text">
      <style:text-properties fo:font-variant="normal" fo:text-transform="none" fo:color="#333333" style:font-name="DINWebPro" fo:font-size="10.5pt" fo:letter-spacing="normal" fo:font-style="normal" fo:font-weight="normal" officeooo:rsid="00702290" style:font-size-asian="12pt" style:font-size-complex="12pt" loext:padding="0in" loext:border="none"/>
    </style:style>
    <style:style style:name="T71" style:family="text">
      <style:text-properties fo:font-variant="normal" fo:text-transform="none" fo:color="#333333" style:font-name="DINWebPro" fo:font-size="10.5pt" fo:letter-spacing="normal" fo:font-style="normal" fo:font-weight="normal" officeooo:rsid="00711c8c" style:font-size-asian="12pt" style:font-size-complex="12pt" loext:padding="0in" loext:border="none"/>
    </style:style>
    <style:style style:name="T72" style:family="text">
      <style:text-properties fo:font-variant="normal" fo:text-transform="none" fo:color="#333333" style:font-name="DINWebPro" fo:font-size="10.5pt" fo:letter-spacing="normal" fo:font-style="normal" fo:font-weight="normal" officeooo:rsid="00b056d4" style:font-size-asian="12pt" style:font-size-complex="12pt" loext:padding="0in" loext:border="none"/>
    </style:style>
    <style:style style:name="T73" style:family="text">
      <style:text-properties fo:font-variant="normal" fo:text-transform="none" fo:color="#333333" style:font-name="DINWebPro" fo:font-size="10.5pt" fo:letter-spacing="normal" fo:font-style="normal" fo:font-weight="bold" officeooo:rsid="00711c8c" style:font-size-asian="12pt" style:font-weight-asian="bold" style:font-size-complex="12pt" style:font-weight-complex="bold" loext:padding="0in" loext:border="none"/>
    </style:style>
    <style:style style:name="T74" style:family="text">
      <style:text-properties fo:font-variant="normal" fo:text-transform="none" fo:color="#333333" style:font-name="monospace" fo:font-size="9pt" fo:letter-spacing="normal" fo:font-style="normal" fo:font-weight="normal" officeooo:rsid="00665648" style:font-size-asian="12pt" style:font-size-complex="12pt" loext:padding="0in" loext:border="none"/>
    </style:style>
    <style:style style:name="T75" style:family="text">
      <style:text-properties fo:font-variant="normal" fo:text-transform="none" fo:color="#333333" style:font-name="Liberation Mono" fo:font-size="10.5pt" fo:letter-spacing="normal" fo:font-style="normal" fo:font-weight="normal" officeooo:rsid="00711c8c" style:font-size-asian="12pt" style:font-size-complex="12pt" loext:padding="0in" loext:border="none"/>
    </style:style>
    <style:style style:name="T76" style:family="text">
      <style:text-properties fo:font-variant="normal" fo:text-transform="none" fo:color="#333333" style:font-name="proxima nova" fo:font-size="12pt" fo:letter-spacing="normal" fo:font-style="normal" fo:font-weight="normal"/>
    </style:style>
    <style:style style:name="T77" style:family="text">
      <style:text-properties fo:font-variant="normal" fo:text-transform="none" fo:color="#333333" fo:font-size="12pt" fo:letter-spacing="normal" fo:font-style="normal" fo:font-weight="normal" officeooo:rsid="00baa648"/>
    </style:style>
    <style:style style:name="T78"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047b7" style:text-blinking="false" fo:background-color="#ffffff" loext:char-shading-value="0" style:font-size-asian="12pt" style:font-size-complex="12pt" loext:padding="0in" loext:border="none"/>
    </style:style>
    <style:style style:name="T79"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fb995" style:text-blinking="false" fo:background-color="#ffffff" loext:char-shading-value="0" style:font-size-asian="12pt" style:font-size-complex="12pt" loext:padding="0in" loext:border="none"/>
    </style:style>
    <style:style style:name="T80" style:family="text">
      <style:text-properties fo:font-variant="normal" fo:text-transform="none" fo:color="#242729" style:font-name="Consolas" fo:font-size="9.75pt" fo:letter-spacing="normal" fo:font-style="normal" fo:font-weight="normal" officeooo:rsid="0042cda5" fo:background-color="#eff0f1" loext:char-shading-value="0" style:font-size-asian="12pt" style:font-size-complex="12pt" loext:padding="0in" loext:border="none"/>
    </style:style>
    <style:style style:name="T81" style:family="text">
      <style:text-properties fo:font-variant="normal" fo:text-transform="none" fo:color="#242729" style:font-name="Consolas" fo:font-size="9.75pt" fo:letter-spacing="normal" fo:font-style="normal" fo:font-weight="normal" officeooo:rsid="0046795f" fo:background-color="#eff0f1" loext:char-shading-value="0" style:font-size-asian="12pt" style:font-size-complex="12pt" loext:padding="0in" loext:border="none"/>
    </style:style>
    <style:style style:name="T82"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83" style:family="text">
      <style:text-properties fo:font-variant="normal" fo:text-transform="none" fo:color="#242729" style:font-name="Arial1" fo:font-size="11.25pt" fo:letter-spacing="normal" fo:font-style="normal" fo:font-weight="normal"/>
    </style:style>
    <style:style style:name="T84" style:family="text">
      <style:text-properties fo:font-variant="normal" fo:text-transform="none" fo:color="#242729" style:font-name="Arial1" fo:font-size="11.25pt" fo:letter-spacing="normal" fo:font-style="normal" fo:font-weight="normal" officeooo:rsid="00479501" style:font-size-asian="12pt" style:font-size-complex="12pt" loext:padding="0in" loext:border="none"/>
    </style:style>
    <style:style style:name="T85" style:family="text">
      <style:text-properties fo:font-variant="normal" fo:text-transform="none" fo:color="#242729" style:font-name="Arial1" fo:font-size="11.25pt" fo:letter-spacing="normal" fo:font-style="normal" fo:font-weight="normal" officeooo:rsid="00479501"/>
    </style:style>
    <style:style style:name="T86" style:family="text">
      <style:text-properties fo:font-variant="normal" fo:text-transform="none" fo:color="#000000" style:font-name="DINWebPro" fo:font-size="10.5pt" fo:letter-spacing="normal" fo:font-style="normal" fo:font-weight="normal" officeooo:rsid="004c71ef" style:font-size-asian="12pt" style:font-size-complex="12pt" loext:padding="0in" loext:border="none"/>
    </style:style>
    <style:style style:name="T87" style:family="text">
      <style:text-properties fo:font-variant="normal" fo:text-transform="none" fo:color="#000000" style:font-name="monospace" fo:font-size="10.5pt" fo:letter-spacing="normal" fo:font-style="normal" fo:font-weight="normal" loext:padding="0in" loext:border="none"/>
    </style:style>
    <style:style style:name="T88" style:family="text">
      <style:text-properties fo:font-variant="normal" fo:text-transform="none" fo:color="#000000" style:font-name="monospace" fo:font-size="10.5pt" fo:letter-spacing="normal" fo:font-style="normal" fo:font-weight="normal" officeooo:rsid="00665648" style:font-size-asian="12pt" style:font-size-complex="12pt" loext:padding="0in" loext:border="none"/>
    </style:style>
    <style:style style:name="T89" style:family="text">
      <style:text-properties fo:font-variant="normal" fo:text-transform="none" fo:color="#000000" style:font-name="monospace" fo:font-size="10.5pt" fo:letter-spacing="normal" fo:font-style="normal" fo:font-weight="normal" officeooo:rsid="00711c8c" style:font-size-asian="12pt" style:font-size-complex="12pt" loext:padding="0in" loext:border="none"/>
    </style:style>
    <style:style style:name="T90" style:family="text">
      <style:text-properties fo:font-variant="normal" fo:text-transform="none" fo:color="#000000" fo:letter-spacing="normal" loext:padding="0in" loext:border="none"/>
    </style:style>
    <style:style style:name="T91" style:family="text">
      <style:text-properties fo:font-variant="normal" fo:text-transform="none" fo:color="#000000" style:font-name="Helvetica Neue" fo:font-size="10.5pt" fo:letter-spacing="normal" fo:font-style="normal" fo:font-weight="normal" officeooo:rsid="00665648" style:font-size-asian="12pt" style:font-size-complex="12pt" loext:padding="0in" loext:border="none"/>
    </style:style>
    <style:style style:name="T92" style:family="text">
      <style:text-properties fo:font-variant="normal" fo:text-transform="none" fo:color="#666600" style:font-name="monospace" fo:font-size="10.5pt" fo:letter-spacing="normal" fo:font-style="normal" fo:font-weight="normal" loext:padding="0in" loext:border="none"/>
    </style:style>
    <style:style style:name="T93" style:family="text">
      <style:text-properties fo:font-variant="normal" fo:text-transform="none" fo:color="#666600" style:font-name="monospace" fo:font-size="10.5pt" fo:letter-spacing="normal" fo:font-style="normal" fo:font-weight="normal" officeooo:rsid="00665648" style:font-size-asian="12pt" style:font-size-complex="12pt" loext:padding="0in" loext:border="none"/>
    </style:style>
    <style:style style:name="T94" style:family="text">
      <style:text-properties fo:font-variant="normal" fo:text-transform="none" fo:color="#000088" style:font-name="monospace" fo:font-size="10.5pt" fo:letter-spacing="normal" fo:font-style="normal" fo:font-weight="normal" loext:padding="0in" loext:border="none"/>
    </style:style>
    <style:style style:name="T95" style:family="text">
      <style:text-properties fo:font-variant="normal" fo:text-transform="none" fo:color="#000088" style:font-name="monospace" fo:font-size="10.5pt" fo:letter-spacing="normal" fo:font-style="normal" fo:font-weight="normal" officeooo:rsid="00665648" style:font-size-asian="12pt" style:font-size-complex="12pt" loext:padding="0in" loext:border="none"/>
    </style:style>
    <style:style style:name="T96" style:family="text">
      <style:text-properties fo:font-variant="normal" fo:text-transform="none" fo:color="#666666" style:font-name="monospace" fo:font-size="9pt" fo:letter-spacing="normal" fo:font-style="normal" fo:font-weight="normal" officeooo:rsid="00665648" style:font-size-asian="12pt" style:font-size-complex="12pt" loext:padding="0in" loext:border="none"/>
    </style:style>
    <style:style style:name="T97" style:family="text">
      <style:text-properties fo:font-variant="normal" fo:text-transform="none" fo:color="#d73a49" style:font-name="SFMono-Regular" fo:font-size="9.75pt" fo:letter-spacing="normal" fo:font-style="normal" fo:font-weight="normal" officeooo:rsid="006b938f" style:font-size-asian="12pt" style:font-size-complex="12pt" loext:padding="0in" loext:border="none"/>
    </style:style>
    <style:style style:name="T98" style:family="text">
      <style:text-properties fo:font-variant="normal" fo:text-transform="none" fo:color="#dd4814" style:text-line-through-style="none" style:text-line-through-type="none" style:font-name="inherit" fo:font-size="9.75pt" fo:letter-spacing="normal" fo:font-style="normal" style:text-underline-style="none" fo:font-weight="normal" style:text-blinking="false" loext:padding="0in" loext:border="none"/>
    </style:style>
    <style:style style:name="T99" style:family="text">
      <style:text-properties fo:font-variant="normal" fo:text-transform="none" fo:color="#c7254e" style:font-name="Monaco" fo:font-size="10.5pt" fo:letter-spacing="normal" fo:font-style="normal" fo:font-weight="normal" fo:background-color="#f9f2f4" loext:char-shading-value="0" loext:padding="0in" loext:border="none"/>
    </style:style>
    <style:style style:name="T100" style:family="text">
      <style:text-properties fo:font-variant="normal" fo:text-transform="none" fo:color="#00a7e9" style:text-line-through-style="none" style:text-line-through-type="none" style:font-name="proxima nova" fo:font-size="12pt" fo:letter-spacing="normal" fo:font-style="normal" style:text-underline-style="none" fo:font-weight="normal" style:text-blinking="false" fo:background-color="#ffffff" loext:char-shading-value="0"/>
    </style:style>
    <style:style style:name="T101" style:family="text">
      <style:text-properties fo:font-variant="normal" fo:text-transform="none" style:font-name="medium-content-sans-serif-font" fo:font-size="19.5pt" fo:font-style="normal" fo:font-weight="bold" style:font-size-asian="10.5pt" style:font-size-complex="10.5pt"/>
    </style:style>
    <style:style style:name="T102" style:family="text">
      <style:text-properties fo:font-variant="normal" fo:text-transform="none" style:font-name="medium-content-serif-font" fo:font-size="15.75pt" fo:font-style="normal" fo:font-weight="normal"/>
    </style:style>
    <style:style style:name="T103" style:family="text">
      <style:text-properties fo:font-variant="normal" fo:text-transform="none" style:font-name="Menlo" fo:font-size="11.25pt" fo:font-style="normal" fo:font-weight="normal" loext:padding="0in" loext:border="none"/>
    </style:style>
    <style:style style:name="T104" style:family="text">
      <style:text-properties officeooo:rsid="00221abb"/>
    </style:style>
    <style:style style:name="T105" style:family="text">
      <style:text-properties officeooo:rsid="00231fb6"/>
    </style:style>
    <style:style style:name="T106" style:family="text">
      <style:text-properties fo:color="#6a737d"/>
    </style:style>
    <style:style style:name="T107" style:family="text">
      <style:text-properties officeooo:rsid="00267e2e"/>
    </style:style>
    <style:style style:name="T108" style:family="text">
      <style:text-properties style:font-name="FreeSans"/>
    </style:style>
    <style:style style:name="T109" style:family="text">
      <style:text-properties style:font-name="FreeSans" fo:font-size="12pt" style:font-size-asian="12pt" style:font-size-complex="12pt"/>
    </style:style>
    <style:style style:name="T110" style:family="text">
      <style:text-properties style:font-name="FreeSans" fo:font-size="12pt" officeooo:rsid="001ecfac" style:font-size-asian="12pt" style:font-size-complex="12pt"/>
    </style:style>
    <style:style style:name="T111" style:family="text">
      <style:text-properties style:font-name="FreeSans" fo:font-size="12pt" officeooo:rsid="007f154b" style:font-size-asian="12pt" style:font-size-complex="12pt"/>
    </style:style>
    <style:style style:name="T112" style:family="text">
      <style:text-properties style:font-name="FreeSans" officeooo:rsid="00ac7d9b"/>
    </style:style>
    <style:style style:name="T113" style:family="text">
      <style:text-properties fo:color="#333333" style:font-name="DINWebPro" officeooo:rsid="004c71ef" style:font-size-asian="12pt" style:font-size-complex="12pt"/>
    </style:style>
    <style:style style:name="T114" style:family="text">
      <style:text-properties fo:color="#333333" style:font-name="DINWebPro" officeooo:rsid="0053027b" style:font-size-asian="12pt" style:font-size-complex="12pt"/>
    </style:style>
    <style:style style:name="T115" style:family="text">
      <style:text-properties fo:color="#000000" loext:padding="0in" loext:border="none"/>
    </style:style>
    <style:style style:name="T116" style:family="text">
      <style:text-properties fo:color="#000000" fo:font-size="10.5pt" fo:font-style="normal" fo:font-weight="normal" loext:padding="0in" loext:border="none"/>
    </style:style>
    <style:style style:name="T117" style:family="text">
      <style:text-properties fo:color="#666600" loext:padding="0in" loext:border="none"/>
    </style:style>
    <style:style style:name="T118" style:family="text">
      <style:text-properties fo:color="#666600" fo:font-size="10.5pt" fo:font-style="normal" fo:font-weight="normal" loext:padding="0in" loext:border="none"/>
    </style:style>
    <style:style style:name="T119" style:family="text">
      <style:text-properties fo:color="#000088" fo:font-size="10.5pt" fo:font-style="normal" fo:font-weight="normal" loext:padding="0in" loext:border="none"/>
    </style:style>
    <style:style style:name="T120" style:family="text">
      <style:text-properties fo:color="#006666" fo:font-size="10.5pt" fo:font-style="normal" fo:font-weight="normal" loext:padding="0in" loext:border="none"/>
    </style:style>
    <style:style style:name="T121" style:family="text">
      <style:text-properties fo:color="#880000" fo:font-size="10.5pt" fo:font-style="normal" fo:font-weight="normal" loext:padding="0in" loext:border="none"/>
    </style:style>
    <style:style style:name="T122" style:family="text">
      <style:text-properties officeooo:rsid="004e00e5"/>
    </style:style>
    <style:style style:name="T123" style:family="text">
      <style:text-properties fo:color="#d73a49"/>
    </style:style>
    <style:style style:name="T124" style:family="text">
      <style:text-properties officeooo:rsid="00777517"/>
    </style:style>
    <style:style style:name="T125" style:family="text">
      <style:text-properties officeooo:rsid="00778c47"/>
    </style:style>
    <style:style style:name="T126" style:family="text">
      <style:text-properties style:font-name="Liberation Mono" style:font-size-asian="10.5pt"/>
    </style:style>
    <style:style style:name="T127" style:family="text">
      <style:text-properties style:font-name="Liberation Serif"/>
    </style:style>
    <style:style style:name="T128" style:family="text">
      <style:text-properties style:font-name="Liberation Serif" officeooo:rsid="008586ed"/>
    </style:style>
    <style:style style:name="T129" style:family="text">
      <style:text-properties style:font-name="Liberation Serif" fo:font-weight="bold" style:font-weight-asian="bold" style:font-weight-complex="bold"/>
    </style:style>
    <style:style style:name="T130" style:family="text">
      <style:text-properties style:font-name="Liberation Serif" officeooo:rsid="005c207c"/>
    </style:style>
    <style:style style:name="T131" style:family="text">
      <style:text-properties style:font-name="Liberation Serif" officeooo:rsid="00aed4c6"/>
    </style:style>
    <style:style style:name="T132" style:family="text">
      <style:text-properties style:font-name="Liberation Serif" officeooo:rsid="006b938f"/>
    </style:style>
    <style:style style:name="T133" style:family="text">
      <style:text-properties style:font-name="Liberation Serif" officeooo:rsid="00b3a559"/>
    </style:style>
    <style:style style:name="T134" style:family="text">
      <style:text-properties style:font-name="Liberation Serif" officeooo:rsid="00b45df7"/>
    </style:style>
    <style:style style:name="T135" style:family="text">
      <style:text-properties officeooo:rsid="007e7730"/>
    </style:style>
    <style:style style:name="T136" style:family="text">
      <style:text-properties officeooo:rsid="007f154b"/>
    </style:style>
    <style:style style:name="T137" style:family="text">
      <style:text-properties officeooo:rsid="0088308d"/>
    </style:style>
    <style:style style:name="T138" style:family="text">
      <style:text-properties officeooo:rsid="00ac7d9b"/>
    </style:style>
    <style:style style:name="T139" style:family="text">
      <style:text-properties officeooo:rsid="00aed4c6"/>
    </style:style>
    <style:style style:name="T140" style:family="text">
      <style:text-properties fo:font-size="10.5pt" style:font-size-asian="10.5pt" style:font-size-complex="10.5pt"/>
    </style:style>
    <style:style style:name="T141" style:family="text">
      <style:text-properties fo:font-size="10.5pt" officeooo:rsid="00baa648" style:font-size-asian="10.5pt" style:font-size-complex="10.5pt"/>
    </style:style>
    <style:style style:name="T142" style:family="text">
      <style:text-properties officeooo:rsid="00b1a975"/>
    </style:style>
    <style:style style:name="T143" style:family="text">
      <style:text-properties officeooo:rsid="00b1bb38"/>
    </style:style>
    <style:style style:name="T144" style:family="text">
      <style:text-properties officeooo:rsid="00b2f5c2"/>
    </style:style>
    <style:style style:name="T145" style:family="text">
      <style:text-properties officeooo:rsid="00b69b0b"/>
    </style:style>
    <style:style style:name="T146" style:family="text">
      <style:text-properties officeooo:rsid="00b7a09e"/>
    </style:style>
    <style:style style:name="T147" style:family="text">
      <style:text-properties officeooo:rsid="00baa648"/>
    </style:style>
    <style:style style:name="T148" style:family="text">
      <style:text-properties officeooo:rsid="00bb9aa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h text:style-name="Heading_20_2"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2505_366545802" text:style-name="Index_20_Link" text:visited-style-name="Index_20_Link">Abstract<text:tab/>2</text:a></text:p>
          <text:p text:style-name="P70"><text:a xlink:type="simple" xlink:href="#__RefHeading___Toc2507_366545802" text:style-name="Index_20_Link" text:visited-style-name="Index_20_Link">Initial Considerations<text:tab/>2</text:a></text:p>
          <text:p text:style-name="P70"><text:a xlink:type="simple" xlink:href="#__RefHeading___Toc2509_366545802" text:style-name="Index_20_Link" text:visited-style-name="Index_20_Link">Nvidia Jetson<text:tab/>2</text:a></text:p>
          <text:p text:style-name="P71"><text:a xlink:type="simple" xlink:href="#__RefHeading___Toc2511_366545802" text:style-name="Index_20_Link" text:visited-style-name="Index_20_Link">Initial Setup of the TX2<text:tab/>3</text:a></text:p>
          <text:p text:style-name="P71"><text:a xlink:type="simple" xlink:href="#__RefHeading___Toc2513_366545802" text:style-name="Index_20_Link" text:visited-style-name="Index_20_Link">Jetson Inference<text:tab/>4</text:a></text:p>
          <text:p text:style-name="P71"><text:a xlink:type="simple" xlink:href="#__RefHeading___Toc2521_366545802" text:style-name="Index_20_Link" text:visited-style-name="Index_20_Link">Summary of the Jetson Inference installation steps<text:tab/>4</text:a></text:p>
          <text:p text:style-name="P71"><text:a xlink:type="simple" xlink:href="#__RefHeading___Toc2523_366545802" text:style-name="Index_20_Link" text:visited-style-name="Index_20_Link">Detailed Instructions of the Above Steps<text:tab/>4</text:a></text:p>
          <text:p text:style-name="P70"><text:a xlink:type="simple" xlink:href="#__RefHeading___Toc2515_366545802" text:style-name="Index_20_Link" text:visited-style-name="Index_20_Link">Install VS Code – OSS version for ARM processors<text:tab/>5</text:a></text:p>
          <text:p text:style-name="P70"><text:a xlink:type="simple" xlink:href="#__RefHeading___Toc2517_366545802" text:style-name="Index_20_Link" text:visited-style-name="Index_20_Link">Set up LIDAR<text:tab/>6</text:a></text:p>
          <text:p text:style-name="P71"><text:a xlink:type="simple" xlink:href="#__RefHeading___Toc2519_366545802" text:style-name="Index_20_Link" text:visited-style-name="Index_20_Link">If you get the following error when you try to connect:<text:tab/>7</text:a></text:p>
          <text:p text:style-name="P71"><text:a xlink:type="simple" xlink:href="#__RefHeading___Toc2525_366545802" text:style-name="Index_20_Link" text:visited-style-name="Index_20_Link">Install and test rplidar SDK<text:tab/>7</text:a></text:p>
          <text:p text:style-name="P70"><text:a xlink:type="simple" xlink:href="#__RefHeading___Toc2527_366545802" text:style-name="Index_20_Link" text:visited-style-name="Index_20_Link">Install and test ROS (Melodic)<text:tab/>7</text:a></text:p>
          <text:p text:style-name="P71"><text:a xlink:type="simple" xlink:href="#__RefHeading___Toc2467_366545802" text:style-name="Index_20_Link" text:visited-style-name="Index_20_Link">RPLIDAR Won’t stop – Still not working properly<text:tab/>9</text:a></text:p>
          <text:p text:style-name="P70"><text:a xlink:type="simple" xlink:href="#__RefHeading___Toc2529_366545802" text:style-name="Index_20_Link" text:visited-style-name="Index_20_Link">Connecting the Jetsons to the Motors and Servos<text:tab/>9</text:a></text:p>
          <text:p text:style-name="P71"><text:a xlink:type="simple" xlink:href="#__RefHeading___Toc2469_366545802" text:style-name="Index_20_Link" text:visited-style-name="Index_20_Link">PCA9685 Adafruit PCM<text:tab/>10</text:a></text:p>
          <text:p text:style-name="P70"><text:a xlink:type="simple" xlink:href="#__RefHeading___Toc2471_366545802" text:style-name="Index_20_Link" text:visited-style-name="Index_20_Link">Using ROS<text:tab/>10</text:a></text:p>
          <text:p text:style-name="P70"><text:a xlink:type="simple" xlink:href="#__RefHeading___Toc2473_366545802" text:style-name="Index_20_Link" text:visited-style-name="Index_20_Link">System-wide environment variables<text:tab/>11</text:a></text:p>
          <text:p text:style-name="P70"><text:a xlink:type="simple" xlink:href="#__RefHeading___Toc2531_366545802" text:style-name="Index_20_Link" text:visited-style-name="Index_20_Link">Setting USB Environment Variables<text:tab/>11</text:a></text:p>
          <text:p text:style-name="P70"><text:a xlink:type="simple" xlink:href="#__RefHeading___Toc2481_366545802" text:style-name="Index_20_Link" text:visited-style-name="Index_20_Link">Flip the Camera Image:<text:tab/>13</text:a></text:p>
          <text:p text:style-name="P70"><text:a xlink:type="simple" xlink:href="#__RefHeading___Toc2483_366545802" text:style-name="Index_20_Link" text:visited-style-name="Index_20_Link">RPLIDAR Demo using ROS Viz<text:tab/>13</text:a></text:p>
          <text:p text:style-name="P70"><text:a xlink:type="simple" xlink:href="#__RefHeading___Toc2485_366545802" text:style-name="Index_20_Link" text:visited-style-name="Index_20_Link">Install MatPlotLib and SciKit – INCOMPLETE – NOT WORKING<text:tab/>13</text:a></text:p>
          <text:p text:style-name="P70"><text:a xlink:type="simple" xlink:href="#__RefHeading___Toc2487_366545802" text:style-name="Index_20_Link" text:visited-style-name="Index_20_Link">ROS Deep Learning – Dusty nv – Nvidia<text:tab/>14</text:a></text:p>
          <text:p text:style-name="P71"><text:a xlink:type="simple" xlink:href="#__RefHeading___Toc2491_366545802" text:style-name="Index_20_Link" text:visited-style-name="Index_20_Link">Testing<text:tab/>14</text:a></text:p>
          <text:p text:style-name="P71"><text:a xlink:type="simple" xlink:href="#__RefHeading___Toc2493_366545802" text:style-name="Index_20_Link" text:visited-style-name="Index_20_Link">imageNet Node<text:tab/>15</text:a></text:p>
          <text:p text:style-name="P71"><text:a xlink:type="simple" xlink:href="#__RefHeading___Toc2495_366545802" text:style-name="Index_20_Link" text:visited-style-name="Index_20_Link">detectNet Node<text:tab/>15</text:a></text:p>
          <text:p text:style-name="P70"><text:a xlink:type="simple" xlink:href="#__RefHeading___Toc2497_366545802" text:style-name="Index_20_Link" text:visited-style-name="Index_20_Link">Resizing the OpenGL Window<text:tab/>16</text:a></text:p>
          <text:p text:style-name="P70"><text:a xlink:type="simple" xlink:href="#__RefHeading___Toc2499_366545802" text:style-name="Index_20_Link" text:visited-style-name="Index_20_Link">One Optimum Way to Install / Uninstall<text:tab/>16</text:a></text:p>
          <text:p text:style-name="P71"><text:a xlink:type="simple" xlink:href="#__RefHeading___Toc2501_366545802" text:style-name="Index_20_Link" text:visited-style-name="Index_20_Link">Use CheckInstall with auto-apt<text:tab/>16</text:a></text:p>
          <text:p text:style-name="P71"><text:a xlink:type="simple" xlink:href="#__RefHeading___Toc2503_366545802" text:style-name="Index_20_Link" text:visited-style-name="Index_20_Link">Uninstalling<text:tab/>17</text:a></text:p>
        </text:index-body>
      </text:table-of-content>
      <text:p text:style-name="Text_20_body"/>
      <text:h text:style-name="P69" text:outline-level="2"><text:bookmark-start text:name="__RefHeading___Toc2505_366545802"/>Abstract<text:bookmark-end text:name="__RefHeading___Toc2505_366545802"/></text:h>
      <text:p text:style-name="P54">The following describes the technical considerations and methodologies employed while trying to assemble a <text:span text:style-name="T146">small </text:span>autonomous vehicle capable of Simultaneous Localization and Mapping (SLAM) <text:span text:style-name="T125">from LIDAR, while simultaneously, but independently employing a Single Shot Detector Neural Network receiving input from </text:span>only a single on-board 2D RGB camera for <text:span text:style-name="T125">semantic </text:span>object detection and collision avoidance. <text:s/><text:span text:style-name="T135">Further, our vehicle is intended to take a cubemap set of six photos for import into the ESRI pipeline and exported for viewing on the Oculus Go virtual reality system.</text:span></text:p>
      <text:h text:style-name="Heading_20_2" text:outline-level="2"><text:bookmark-start text:name="__RefHeading___Toc2507_366545802"/>Initial Considerations<text:bookmark-end text:name="__RefHeading___Toc2507_366545802"/></text:h>
      <text:p text:style-name="Text_20_body">The use case scenario for the vehicle is an autonomous vehicle for use in emergency situations <text:span text:style-name="T142">by C&amp;C first responders</text:span>. <text:s/>The vehicle should be capable of autonomous navigation to and from a location, using only on-board capabilities after deployment so that it can be used indoors or outside. <text:s/><text:span text:style-name="T135">Upon arrival at its destination, the vehicle should take six photos in a cubemap formation for import into the ESRI pipeline with an eventual goal to export to VR viewing on the Oculus Go. <text:s/></text:span>Our goal was to create a proof of concept (poc), and explore the current capabilities of some existing systems or platforms.</text:p>
      <text:p text:style-name="P55">We completed an initial week of investigation on a variety of current technologies and development environments. <text:s/>SITE CANVAS THREAD</text:p>
      <text:p text:style-name="P56">At this point in our research, we had not found any single solution which met our needs. <text:s/>No single solution was in our price range, while also allowing on-board AI and a LIDAR component. <text:s/>Over the course of the semester, two companies <text:span text:style-name="T136">(Nvidia and Yahboom)</text:span> have announced kits that mimic some of our solutions, however these were not available only 3 months ago. <text:s/></text:p>
      <text:p text:style-name="P63">Nvidia offers a simple solution using their Jetson Nano, with a parts list from a variety of manufacturers, however this solution required a 3D printer, and greater electronics involvement than we were initially considering (ie. soldering at a component level), and did not include LIDAR. <text:s/></text:p>
      <text:p text:style-name="P56">MIT has a comprehensive kit and parts list, however these units exceeded our budget. <text:s/>Nvidia’s AI racecar is based off the MIT solution, putting it out of our reach as well.</text:p>
      <text:h text:style-name="Heading_20_2" text:outline-level="2"><text:bookmark-start text:name="__RefHeading___Toc2509_366545802"/>Nvidia Jetson<text:bookmark-end text:name="__RefHeading___Toc2509_366545802"/></text:h>
      <text:p text:style-name="P55">We selected the Nvidia Jetson TX2 and Nano development boards as the principal development platform. <text:s/></text:p>
      <text:p text:style-name="P55">CHART OF JETSON STATS</text:p>
      <text:p text:style-name="P58"><text:span text:style-name="T124">The Jetson development environment was chosen because of its small form factor combined with <text:s/>its on-board support for multi-threaded machine learning libraries. <text:s/>These libraries are implemented in the form of TensorFlowRT models accessed via an API using either c++ or Python, as well as PyTorch. <text:s/>Some functionality exists only in c++ libraries due to the nature of working with video images in memory. <text:s/>The API is installed as jetson.utils and they can be installed independently or as part of the </text:span><text:soft-page-break/><text:span text:style-name="T124">jetson-inference package described below. <text:s/>The processor is an ARM 64bit which is the same as the Raspberry Pi and the Arduino. <text:s/></text:span></text:p>
      <text:p text:style-name="P59"/>
      <text:h text:style-name="Heading_20_3" text:outline-level="3"><text:bookmark-start text:name="__RefHeading___Toc2511_366545802"/>Initial Setup of the TX2<text:bookmark-end text:name="__RefHeading___Toc2511_366545802"/></text:h>
      <text:p text:style-name="P17"/>
      <text:list xml:id="list2134652051" text:style-name="L1">
        <text:list-item>
          <text:p text:style-name="P72">Start Up the TX2 in Forced Reset Mode</text:p>
        </text:list-item>
        <text:list-item>
          <text:p text:style-name="P73">Plug in to a Ubuntu Linux 16 or 18 <text:span text:style-name="T104">Host Computer</text:span></text:p>
          <text:list>
            <text:list-item>
              <text:p text:style-name="P74">Remember the host will probably not be ARM proc, but the TX2 is ARM aarch64 for purposes of building software packages</text:p>
            </text:list-item>
          </text:list>
        </text:list-item>
        <text:list-item>
          <text:p text:style-name="P73">Installed Nvidia JetPack SDK on the host computer – small Lenovo w/Ubuntu 18</text:p>
          <text:list>
            <text:list-item>
              <text:p text:style-name="P73">Needs a network connection</text:p>
            </text:list-item>
            <text:list-item>
              <text:p text:style-name="P73">Check for all updates on the Host, then check again</text:p>
            </text:list-item>
          </text:list>
        </text:list-item>
        <text:list-item>
          <text:p text:style-name="P73">Connect TX2 to host via supplied USB cable</text:p>
        </text:list-item>
        <text:list-item>
          <text:p text:style-name="P73">Run the JetPack Installer on the Host to install on the TX2</text:p>
          <text:list>
            <text:list-item>
              <text:p text:style-name="P73">Will take significant time to install JetPack on Host, download the Software and Flash the TX2 for the first time. <text:s/></text:p>
            </text:list-item>
            <text:list-item>
              <text:p text:style-name="P73">JetPack caches the downloads locally on the host for next time</text:p>
            </text:list-item>
            <text:list-item>
              <text:p text:style-name="P73">The JetPack installation process will pause part way through</text:p>
            </text:list-item>
            <text:list-item>
              <text:p text:style-name="P73">Requires the TX2 to complete <text:span text:style-name="T2">its </text:span>Initial Setup <text:span text:style-name="T2">on the TX2</text:span></text:p>
            </text:list-item>
            <text:list-item>
              <text:p text:style-name="P73">Complete setup on the TX2 only through the initial setup steps (including a static IP if you have one – but static is not required at this point)</text:p>
            </text:list-item>
          </text:list>
        </text:list-item>
        <text:list-item>
          <text:p text:style-name="P73">Return to the Host Computer and complete the installation of JetPack software.</text:p>
          <text:list>
            <text:list-item>
              <text:p text:style-name="P73">You can use the default IP address to complete the setup, but you will want to make sure you note the Username and Password of the TX2 </text:p>
            </text:list-item>
            <text:list-item>
              <text:p text:style-name="P75">Complete install will require a few hours and can run unattended, however it will require you to click Finish and Exit to complete the install. <text:s/>If you click skip or go back at any point it will need to repeat the previous steps (potentially hours).</text:p>
            </text:list-item>
            <text:list-item>
              <text:p text:style-name="P75">If the TX2 does not have an internet connection you will get “Connection Failed” errors, these can be ignored for the time being.</text:p>
            </text:list-item>
          </text:list>
        </text:list-item>
      </text:list>
      <text:p text:style-name="P18"/>
      <text:h text:style-name="P66" text:outline-level="3"><text:soft-page-break/></text:h>
      <text:h text:style-name="P66" text:outline-level="3"/>
      <text:h text:style-name="P66" text:outline-level="3"><text:bookmark-start text:name="__RefHeading___Toc2513_366545802"/>Jetson Inference<text:bookmark-end text:name="__RefHeading___Toc2513_366545802"/></text:h>
      <text:p text:style-name="P64">Per the jetson-inference Git repository:</text:p>
      <text:p text:style-name="P57">The Python functionality of this project is implemented through Python extension modules that provide bindings to the native C++ code using the Python C API. While configuring the project, the repo searches for versions of Python that have development packages installed on the system, and will then build the bindings for each version of Python that's present (e.g. Python 2.7, 3.6, and 3.7). It will also build numpy bindings for versions of numpy that are installed.</text:p>
      <text:h text:style-name="Heading_20_3" text:outline-level="3"><text:bookmark-start text:name="__RefHeading___Toc2521_366545802"/><text:span text:style-name="T110">S</text:span><text:span text:style-name="T109">ummary of the </text:span><text:span text:style-name="T111">J</text:span><text:span text:style-name="T109">etson </text:span><text:span text:style-name="T111">I</text:span><text:span text:style-name="T109">nference installation steps</text:span><text:bookmark-end text:name="__RefHeading___Toc2521_366545802"/></text:h>
      <text:list xml:id="list1304126530" text:style-name="L2">
        <text:list-item>
          <text:p text:style-name="P76">Download, Build and Install the jetson-inference project from Git</text:p>
          <text:list>
            <text:list-item>
              <text:p text:style-name="P80"><text:a xlink:type="simple" xlink:href="https://github.com/dusty-nv/jetson-inference.git" text:style-name="Internet_20_link" text:visited-style-name="Visited_20_Internet_20_Link"><text:span text:style-name="T109">https://github.com/dusty-nv/jetson-inference.git</text:span></text:a></text:p>
            </text:list-item>
          </text:list>
        </text:list-item>
        <text:list-item>
          <text:p text:style-name="P76">Follow the instructions in the Hello World tutorial to setup and test AI – <text:span text:style-name="T3">cmake will be required many times – make sure these steps complete without errors</text:span></text:p>
          <text:list>
            <text:list-item>
              <text:p text:style-name="P92">$ sudo apt-get update</text:p>
            </text:list-item>
            <text:list-item>
              <text:p text:style-name="P115">$ sudo apt-get install git cmake libpython3-dev python3-numpy</text:p>
            </text:list-item>
            <text:list-item>
              <text:p text:style-name="P115">$ git clone --recursive https://github.com/dusty-nv/jetson-inference</text:p>
            </text:list-item>
            <text:list-item>
              <text:p text:style-name="P115">$ <text:span text:style-name="T1">cd</text:span> jetson-inference</text:p>
            </text:list-item>
            <text:list-item>
              <text:p text:style-name="P115">$ mkdir build</text:p>
            </text:list-item>
            <text:list-item>
              <text:p text:style-name="P115">$ <text:span text:style-name="T1">cd</text:span> build</text:p>
            </text:list-item>
            <text:list-item>
              <text:p text:style-name="P115">$ cmake ../</text:p>
            </text:list-item>
            <text:list-item>
              <text:p text:style-name="P115">$ make</text:p>
            </text:list-item>
            <text:list-item>
              <text:p text:style-name="P116">$ sudo make install</text:p>
            </text:list-item>
            <text:list-item>
              <text:p text:style-name="P116">$ sudo ldconfig</text:p>
            </text:list-item>
          </text:list>
        </text:list-item>
      </text:list>
      <text:p text:style-name="P21"/>
      <text:h text:style-name="Heading_20_3" text:outline-level="3"><text:bookmark-start text:name="__RefHeading___Toc2523_366545802"/>Detailed Instructions of the Above Steps<text:bookmark-end text:name="__RefHeading___Toc2523_366545802"/></text:h>
      <text:list xml:id="list1880222161" text:style-name="L3">
        <text:list-item>
          <text:p text:style-name="P86"><text:span text:style-name="T13">By default, Ubuntu comes with the </text:span><text:span text:style-name="Source_20_Text"><text:span text:style-name="T13">libpython-dev</text:span></text:span><text:span text:style-name="T13"> and </text:span><text:span text:style-name="Source_20_Text"><text:span text:style-name="T13">python-numpy</text:span></text:span><text:span text:style-name="T13"> packages pre-installed (which are for Python 2.7). Although the Python 3.6 interpreter is pre-installed by Ubuntu, the Python 3.6 development packages (</text:span><text:span text:style-name="Source_20_Text"><text:span text:style-name="T13">libpython3-dev</text:span></text:span><text:span text:style-name="T13">) and </text:span><text:span text:style-name="Source_20_Text"><text:span text:style-name="T13">python3-numpy</text:span></text:span><text:span text:style-name="T13"> are not. These development packages are required for the bindings to build using the Python C API.</text:span></text:p>
        </text:list-item>
        <text:list-item>
          <text:p text:style-name="P89"><text:soft-page-break/>So if you want the project to create bindings for Python 3.6, install these packages before proceeding:</text:p>
        </text:list-item>
        <text:list-item>
          <text:p text:style-name="P118">$ sudo apt-get install libpython3-dev python3-numpy</text:p>
        </text:list-item>
        <text:list-item>
          <text:p text:style-name="P86"><text:span text:style-name="T13">Installing these additional packages will enable the repo to build the extension bindings for Python 3.6, in addition to Python 2.7 (which is already pre-installed). Then after the build process, the </text:span><text:a xlink:type="simple" xlink:href="https://rawgit.com/dusty-nv/jetson-inference/python/docs/html/python/jetson.inference.html" text:style-name="Internet_20_link" text:visited-style-name="Visited_20_Internet_20_Link"><text:span text:style-name="Source_20_Text"><text:span text:style-name="T26">jetson.inference</text:span></text:span></text:a><text:span text:style-name="T13"> and </text:span><text:a xlink:type="simple" xlink:href="https://rawgit.com/dusty-nv/jetson-inference/python/docs/html/python/jetson.utils.html" text:style-name="Internet_20_link" text:visited-style-name="Visited_20_Internet_20_Link"><text:span text:style-name="Source_20_Text"><text:span text:style-name="T26">jetson.utils</text:span></text:span></text:a><text:span text:style-name="T13"> packages will be available to use within your Python environments.</text:span></text:p>
        </text:list-item>
        <text:list-item>
          <text:p text:style-name="P77">Install the selected Models</text:p>
        </text:list-item>
        <text:list-item>
          <text:p text:style-name="P77">Note the amount of space required – TX2 has 8GB <text:span text:style-name="T107">available </text:span>– <text:span text:style-name="T105">installing all </text:span>the models <text:span text:style-name="T105">will </text:span>take a little over 2GB</text:p>
        </text:list-item>
        <text:list-item>
          <text:p text:style-name="P78">Compile the Models</text:p>
        </text:list-item>
        <text:list-item>
          <text:p text:style-name="P93">$ <text:span text:style-name="T1">cd</text:span> jetson-inference/build <text:s text:c="9"/><text:span text:style-name="T106"># omit if working directory is already build/ from above</text:span></text:p>
        </text:list-item>
        <text:list-item>
          <text:p text:style-name="P117">$ make</text:p>
        </text:list-item>
        <text:list-item>
          <text:p text:style-name="P117">$ sudo make install</text:p>
        </text:list-item>
        <text:list-item>
          <text:p text:style-name="P117">$ sudo ldconfig</text:p>
        </text:list-item>
        <text:list-item>
          <text:p text:style-name="P87"><text:span text:style-name="T13">In the build tree, you can find the binaries residing in </text:span><text:span text:style-name="Source_20_Text"><text:span text:style-name="T13">build/aarch64/bin/</text:span></text:span><text:span text:style-name="T13">, headers in </text:span><text:span text:style-name="Source_20_Text"><text:span text:style-name="T13">build/aarch64/include/</text:span></text:span><text:span text:style-name="T13">, and libraries in </text:span><text:span text:style-name="Source_20_Text"><text:span text:style-name="T13">build/aarch64/lib/</text:span></text:span><text:span text:style-name="T13">. These also get installed under </text:span><text:span text:style-name="Source_20_Text"><text:span text:style-name="T13">/usr/local/</text:span></text:span><text:span text:style-name="T13"> during the </text:span><text:span text:style-name="Source_20_Text"><text:span text:style-name="T13">sudo make install</text:span></text:span><text:span text:style-name="T13"> step.</text:span></text:p>
        </text:list-item>
        <text:list-item>
          <text:p text:style-name="P87"><text:span text:style-name="T13">The Python bindings for the </text:span><text:a xlink:type="simple" xlink:href="https://rawgit.com/dusty-nv/jetson-inference/python/docs/html/python/jetson.inference.html" text:style-name="Internet_20_link" text:visited-style-name="Visited_20_Internet_20_Link"><text:span text:style-name="Source_20_Text"><text:span text:style-name="T26">jetson.inference</text:span></text:span></text:a><text:span text:style-name="T13"> and </text:span><text:a xlink:type="simple" xlink:href="https://rawgit.com/dusty-nv/jetson-inference/python/docs/html/python/jetson.utils.html" text:style-name="Internet_20_link" text:visited-style-name="Visited_20_Internet_20_Link"><text:span text:style-name="Source_20_Text"><text:span text:style-name="T26">jetson.utils</text:span></text:span></text:a><text:span text:style-name="T13"> modules also get installed during the </text:span><text:span text:style-name="Source_20_Text"><text:span text:style-name="T13">sudo make install</text:span></text:span><text:span text:style-name="T13"> step under </text:span><text:span text:style-name="Source_20_Text"><text:span text:style-name="T13">/usr/lib/python*/dist-packages/</text:span></text:span><text:span text:style-name="T13">. If you update the code, remember to run it again.</text:span></text:p>
        </text:list-item>
        <text:list-item>
          <text:p text:style-name="P88"><text:span text:style-name="T9">You will need to be in the co</text:span><text:span text:style-name="T10">r</text:span><text:span text:style-name="T9">rect directory to run the examples</text:span></text:p>
        </text:list-item>
        <text:list-item>
          <text:p text:style-name="P119"><text:span text:style-name="T31">$ </text:span><text:span text:style-name="T30">cd</text:span><text:span text:style-name="T11"> jetson-inference/build/aarch64/bin</text:span></text:p>
        </text:list-item>
        <text:list-item>
          <text:p text:style-name="P120"><text:span text:style-name="T11">R</text:span><text:span text:style-name="T9">un the Imagenet Object ID test</text:span></text:p>
        </text:list-item>
        <text:list-item>
          <text:p text:style-name="P119"><text:span text:style-name="T12">$ </text:span><text:span text:style-name="T11">./imagenet-console.py --network=googlenet images/orange_0.jpg output_0.jpg <text:s/></text:span><text:span text:style-name="T33"># --network flag is optional</text:span></text:p>
          <text:p text:style-name="P79"/>
        </text:list-item>
      </text:list>
      <text:h text:style-name="Heading_20_2" text:outline-level="2"><text:bookmark-start text:name="__RefHeading___Toc2515_366545802"/>Install VS Code – OSS version for ARM processors<text:bookmark-end text:name="__RefHeading___Toc2515_366545802"/></text:h>
      <text:p text:style-name="Text_20_body">None of the previous steps includes a full featured IDE so we found the following solution to install Microsoft’s lightweight Code IDE. <text:s/><text:span text:style-name="T137">Code was chosen because it includes built-in support for virtual environments and Git, as well as full-featured linting and code highlighting for all the programming languages in our project. <text:s/>It also comes bundled with the Anaconda distribution of Python.</text:span></text:p>
      <text:list xml:id="list3347841668" text:style-name="L4">
        <text:list-item>
          <text:p text:style-name="P82"><text:soft-page-break/>Install CURL</text:p>
          <text:list>
            <text:list-item>
              <text:p text:style-name="P82"><text:span text:style-name="T138">$ </text:span>sudo apt-get install curl</text:p>
            </text:list-item>
            <text:list-item>
              <text:p text:style-name="P81"><text:span text:style-name="Source_20_Text"><text:span text:style-name="T112">$ </text:span></text:span><text:span text:style-name="Source_20_Text"><text:span text:style-name="T108">curl -s https://packagecloud.io/install/repositories/swift-arm/vscode/script.deb.sh | sudo bash</text:span></text:span></text:p>
            </text:list-item>
            <text:list-item>
              <text:p text:style-name="P81"><text:span text:style-name="Source_20_Text"><text:span text:style-name="T112">$ </text:span></text:span><text:span text:style-name="Source_20_Text"><text:span text:style-name="T108">sudo apt-get install code-oss</text:span></text:span></text:p>
            </text:list-item>
          </text:list>
        </text:list-item>
        <text:list-item>
          <text:p text:style-name="P81"><text:span text:style-name="Source_20_Text"><text:span text:style-name="T108">Code OSS will be installed in /usr/share/applications/</text:span></text:span></text:p>
        </text:list-item>
        <text:list-item>
          <text:p text:style-name="P81"><text:span text:style-name="Source_20_Text"><text:span text:style-name="T108">Once installed you can pin it to the dock</text:span></text:span></text:p>
        </text:list-item>
        <text:list-item>
          <text:p text:style-name="P81"><text:span text:style-name="Source_20_Text"><text:span text:style-name="T108">Install the Python Extension in VS Code</text:span></text:span></text:p>
        </text:list-item>
        <text:list-item>
          <text:p text:style-name="P81"><text:span text:style-name="Source_20_Text"><text:span text:style-name="T108">Install pylint</text:span></text:span></text:p>
          <text:list>
            <text:list-item>
              <text:p text:style-name="P81"><text:span text:style-name="Source_20_Text"><text:span text:style-name="T112">$ </text:span></text:span><text:span text:style-name="Source_20_Text"><text:span text:style-name="T108">sudo pip3 install pylint</text:span></text:span></text:p>
            </text:list-item>
          </text:list>
        </text:list-item>
        <text:list-item>
          <text:p text:style-name="P81"><text:span text:style-name="Source_20_Text"><text:span text:style-name="T108">Enjoy!</text:span></text:span></text:p>
        </text:list-item>
      </text:list>
      <text:list xml:id="list174636239526055" text:continue-list="list2134652051" text:style-name="L1">
        <text:list-header>
          <text:p text:style-name="P97"><text:span text:style-name="Source_20_Text"><text:span text:style-name="T14"/></text:span></text:p>
        </text:list-header>
      </text:list>
      <text:h text:style-name="Heading_20_2" text:outline-level="2"><text:bookmark-start text:name="__RefHeading___Toc2517_366545802"/><text:span text:style-name="Source_20_Text">Set up </text:span><text:span text:style-name="Source_20_Text"><text:span text:style-name="T127">LIDAR</text:span></text:span><text:bookmark-end text:name="__RefHeading___Toc2517_366545802"/></text:h>
      <text:list xml:id="list2069655686" text:style-name="L5">
        <text:list-item>
          <text:p text:style-name="P108"><text:span text:style-name="Source_20_Text"><text:span text:style-name="T23">Plug the rpLIDAR into the TX2 USB via the supplied UART to micro USB converter.</text:span></text:span></text:p>
        </text:list-item>
        <text:list-item>
          <text:p text:style-name="P108"><text:span text:style-name="Source_20_Text"><text:span text:style-name="T23">I</text:span></text:span><text:span text:style-name="Source_20_Text"><text:span text:style-name="T15">nstall the rplidar libraries</text:span></text:span></text:p>
          <text:p text:style-name="P122"><text:span text:style-name="Source_20_Text">sudo pip3 install rplidar</text:span></text:p>
          <text:p text:style-name="P122"><text:span text:style-name="Source_20_Text"/></text:p>
        </text:list-item>
        <text:list-item>
          <text:p text:style-name="P109"><text:span text:style-name="Source_20_Text"><text:span text:style-name="T23">We used the following </text:span></text:span><text:span text:style-name="Source_20_Text"><text:span text:style-name="T18">Python test code from RPLIDAR.</text:span></text:span></text:p>
        </text:list-item>
      </text:list>
      <text:p text:style-name="P47"><text:span text:style-name="Source_20_Text"><text:span text:style-name="T126"/></text:span></text:p>
      <text:list xml:id="list174637426696671" text:continue-list="list174636239526055" text:style-name="L1">
        <text:list-item>
          <text:list>
            <text:list-item>
              <text:list>
                <text:list-header>
                  <text:p text:style-name="P123"><text:span text:style-name="Source_20_Text"><text:span text:style-name="T126">from rplidar import RPLidar</text:span></text:span></text:p>
                  <text:p text:style-name="P124">lidar = RPLidar('/dev/ttyUSB0')</text:p>
                  <text:p text:style-name="P125"/>
                  <text:p text:style-name="P125">info = lidar.get_info()</text:p>
                </text:list-header>
              </text:list>
            </text:list-item>
          </text:list>
        </text:list-item>
      </text:list>
      <text:p text:style-name="P46">print(info)</text:p>
      <text:p text:style-name="P46"/>
      <text:p text:style-name="P46">health = lidar.get_health()</text:p>
      <text:p text:style-name="P45"><text:span text:style-name="T126">prin</text:span>t(health)</text:p>
      <text:p text:style-name="P44"/>
      <text:p text:style-name="P44">for i, scan in enumerate(lidar.iter_scans()):</text:p>
      <text:p text:style-name="P44">print('%d: Got %d measurments' % (i, len(scan)))</text:p>
      <text:p text:style-name="P44">if i &gt; 10:</text:p>
      <text:p text:style-name="P44">break</text:p>
      <text:p text:style-name="P44"/>
      <text:p text:style-name="P44">lidar.stop()</text:p>
      <text:p text:style-name="P44">lidar.stop_motor()</text:p>
      <text:p text:style-name="P44">lidar.disconnect()</text:p>
      <text:p text:style-name="Code_20_-_20_program"><text:span text:style-name="Source_20_Text"/></text:p>
      <text:h text:style-name="Heading_20_3" text:outline-level="3"><text:bookmark-start text:name="__RefHeading___Toc2519_366545802"/><text:soft-page-break/><text:span text:style-name="Source_20_Text"><text:span text:style-name="T129">If you get the following error when you try to connect:</text:span></text:span><text:bookmark-end text:name="__RefHeading___Toc2519_366545802"/></text:h>
      <text:p text:style-name="Code_20_-_20_Error"><text:span text:style-name="Source_20_Text">rplidar.RPLidarException: Failed to connect to the sensor due to: [Errno 13] could not open port /dev/ttyUSB0: [Errno 13] Permission denied: '/dev/ttyUSB0'</text:span></text:p>
      <text:list xml:id="list22154701" text:style-name="L6">
        <text:list-item>
          <text:p text:style-name="P110"><text:span text:style-name="Source_20_Text"><text:span text:style-name="T16">you need to add yourself to the </text:span></text:span><text:span text:style-name="Source_20_Text"><text:span text:style-name="T17">tty </text:span></text:span><text:span text:style-name="Source_20_Text"><text:span text:style-name="T18">or dialout </text:span></text:span><text:span text:style-name="Source_20_Text"><text:span text:style-name="T17">Group </text:span></text:span><text:span text:style-name="Source_20_Text"><text:span text:style-name="T19">then restart</text:span></text:span></text:p>
          <text:list>
            <text:list-item>
              <text:p text:style-name="P110"><text:span text:style-name="Source_20_Text"><text:span text:style-name="T17">sudo gpasswd -a autobot tty</text:span></text:span></text:p>
            </text:list-item>
            <text:list-item>
              <text:p text:style-name="P110"><text:span text:style-name="Source_20_Text"><text:span text:style-name="T5">sudo usermod -a -G dialout </text:span></text:span><text:span text:style-name="Source_20_Text"><text:span text:style-name="T17">autobot</text:span></text:span></text:p>
            </text:list-item>
          </text:list>
        </text:list-item>
        <text:list-item>
          <text:p text:style-name="P111"><text:span text:style-name="Source_20_Text"><text:span text:style-name="T19">Restart</text:span></text:span></text:p>
        </text:list-item>
      </text:list>
      <text:h text:style-name="Heading_20_3" text:outline-level="3"><text:bookmark-start text:name="__RefHeading___Toc2525_366545802"/><text:span text:style-name="Source_20_Text"><text:span text:style-name="T127">Install and test rplidar SDK</text:span></text:span><text:bookmark-end text:name="__RefHeading___Toc2525_366545802"/></text:h>
      <text:p text:style-name="P12"><text:span text:style-name="Source_20_Text"><text:span text:style-name="T20"/></text:span></text:p>
      <text:list xml:id="list3690807640" text:style-name="L7">
        <text:list-item>
          <text:p text:style-name="P112"><text:span text:style-name="Source_20_Text"><text:span text:style-name="T20">git clone </text:span></text:span><text:a xlink:type="simple" xlink:href="https://github.com/Slamtec/rplidar_sdk.git" text:style-name="Internet_20_link" text:visited-style-name="Visited_20_Internet_20_Link"><text:span text:style-name="Source_20_Text">https://github.com/Slamtec/rplidar_sdk.git</text:span></text:a></text:p>
        </text:list-item>
        <text:list-item>
          <text:p text:style-name="P112"><text:span text:style-name="Source_20_Text"><text:span text:style-name="T20">cd rplidar_sdk/sdk</text:span></text:span></text:p>
        </text:list-item>
        <text:list-item>
          <text:p text:style-name="P112"><text:span text:style-name="Source_20_Text"><text:span text:style-name="T20">make</text:span></text:span></text:p>
        </text:list-item>
        <text:list-item>
          <text:p text:style-name="P112"><text:span text:style-name="Source_20_Text"><text:span text:style-name="T20">cd output/Linux/</text:span></text:span><text:span text:style-name="Source_20_Text"><text:span text:style-name="T21">Release</text:span></text:span></text:p>
        </text:list-item>
        <text:list-item>
          <text:p text:style-name="P112"><text:span text:style-name="Source_20_Text"><text:span text:style-name="T21">./simple_grabber /dev/ttyUSB0</text:span></text:span></text:p>
        </text:list-item>
      </text:list>
      <text:h text:style-name="Heading_20_2" text:outline-level="2"><text:bookmark-start text:name="__RefHeading___Toc2527_366545802"/><text:span text:style-name="Source_20_Text"><text:span text:style-name="T127">Install and test ROS (Melodic)</text:span></text:span><text:bookmark-end text:name="__RefHeading___Toc2527_366545802"/></text:h>
      <text:list xml:id="list174637044596319" text:continue-list="list174637426696671" text:style-name="L1">
        <text:list-item>
          <text:list>
            <text:list-item>
              <text:list>
                <text:list-item>
                  <text:p text:style-name="P98"><text:span text:style-name="Source_20_Text"><text:span text:style-name="T22">cd to Home directory</text:span></text:span></text:p>
                  <text:list>
                    <text:list-item>
                      <text:p text:style-name="P98"><text:span text:style-name="Source_20_Text"><text:span text:style-name="T22">cd ~</text:span></text:span></text:p>
                    </text:list-item>
                  </text:list>
                </text:list-item>
                <text:list-item>
                  <text:p text:style-name="P99"><text:span text:style-name="Source_20_Text"><text:span text:style-name="T36">Configure your Ubuntu repositories to allow "restricted," "universe," and "multiverse." You can </text:span></text:span><text:a xlink:type="simple" xlink:href="https://help.ubuntu.com/community/Repositories/Ubuntu" text:style-name="Internet_20_link" text:visited-style-name="Visited_20_Internet_20_Link"><text:span text:style-name="Source_20_Text"><text:span text:style-name="T78">follow the Ubuntu guide</text:span></text:span></text:a><text:span text:style-name="Source_20_Text"><text:span text:style-name="T34"> </text:span></text:span><text:span text:style-name="Source_20_Text"><text:span text:style-name="T36">for instructions on doing this.</text:span></text:span></text:p>
                  <text:list>
                    <text:list-item>
                      <text:p text:style-name="P99"><text:a xlink:type="simple" xlink:href="https://help.ubuntu.com/community/Repositories/Ubuntu" text:style-name="Internet_20_link" text:visited-style-name="Visited_20_Internet_20_Link"><text:span text:style-name="Source_20_Text"><text:span text:style-name="T36">https://help.ubuntu.com/community/Repositories/Ubuntu</text:span></text:span></text:a></text:p>
                    </text:list-item>
                  </text:list>
                </text:list-item>
                <text:list-item>
                  <text:p text:style-name="P83"><text:span text:style-name="Source_20_Text"><text:span text:style-name="T36">Setup your computer to accept software from packages.ros.org.</text:span></text:span></text:p>
                  <text:list>
                    <text:list-item>
                      <text:p text:style-name="P85"><text:bookmark text:name="Installation.2BAC8-Ubuntu.2BAC8-Sources.line-11"/><text:bookmark text:name="Installation.2BAC8-Ubuntu.2BAC8-Sources.line-1-1"/><text:bookmark text:name="Installation.2BAC8-Ubuntu.2BAC8-Sources.line-10"/>sudo sh -c 'echo "deb http://packages.ros.org/ros/ubuntu $(lsb_release -sc) main" &gt; /etc/apt/sources.list.d/ros-latest.list'</text:p>
                    </text:list-item>
                  </text:list>
                </text:list-item>
                <text:list-item>
                  <text:p text:style-name="P83"><text:bookmark text:name="Installation.2BAC8-Ubuntu.2BAC8-Sources.Set_up_your_keys"/><text:span text:style-name="Source_20_Text"><text:span text:style-name="T35">Set up your keys</text:span></text:span></text:p>
                  <text:list>
                    <text:list-item>
                      <text:p text:style-name="P94">curl -sSL 'http://keyserver.ubuntu.com/pks/lookup?op=get&amp;search=0xC1CF6E31E6BADE8868B172B4F42ED6FBAB17C654' | sudo apt-key add -</text:p>
                    </text:list-item>
                  </text:list>
                </text:list-item>
                <text:list-item>
                  <text:p text:style-name="P98"><text:span text:style-name="Source_20_Text"><text:span text:style-name="T37">Update package list</text:span></text:span></text:p>
                  <text:list>
                    <text:list-item>
                      <text:p text:style-name="P98"><text:span text:style-name="Source_20_Text"><text:span text:style-name="T55">sudo apt update</text:span></text:span></text:p>
                    </text:list-item>
                  </text:list>
                </text:list-item>
                <text:list-item>
                  <text:p text:style-name="P100"><text:span text:style-name="Source_20_Text"><text:span text:style-name="T38">install ROS Desktop (Not Desktop-Full)</text:span></text:span></text:p>
                  <text:list>
                    <text:list-item>
                      <text:p text:style-name="P100"><text:span text:style-name="Source_20_Text"><text:span text:style-name="T38">sudo apt install ros-melodic-desktop</text:span></text:span></text:p>
                    </text:list-item>
                  </text:list>
                </text:list-item>
                <text:list-item>
                  <text:p text:style-name="P100"><text:span text:style-name="Source_20_Text"><text:span text:style-name="T38">Initialize ROS Dep</text:span></text:span></text:p>
                  <text:list>
                    <text:list-item>
                      <text:p text:style-name="P100"><text:soft-page-break/><text:span text:style-name="Source_20_Text"><text:span text:style-name="T56">sudo rosdep init</text:span></text:span></text:p>
                    </text:list-item>
                    <text:list-item>
                      <text:p text:style-name="P95"><text:bookmark text:name="line-2-1"/>rosdep update</text:p>
                    </text:list-item>
                  </text:list>
                </text:list-item>
                <text:list-item>
                  <text:p text:style-name="P101"><text:span text:style-name="Source_20_Text"><text:span text:style-name="T39">Environment Setup - It's convenient if the ROS environment variables are automatically added to your bash session every time a new shell is launched:</text:span></text:span></text:p>
                  <text:list>
                    <text:list-item>
                      <text:p text:style-name="P101"><text:span text:style-name="Source_20_Text"><text:span text:style-name="T57">echo "source /opt/ros/melodic/setup.bash" &gt;&gt; ~/.bashrc</text:span></text:span></text:p>
                    </text:list-item>
                    <text:list-item>
                      <text:p text:style-name="P96"><text:bookmark text:name="melodic.2BAC8-Installation.2BAC8-DebEnvironment.line-2-1"/>source ~/.bashrc</text:p>
                    </text:list-item>
                  </text:list>
                </text:list-item>
                <text:list-item>
                  <text:p text:style-name="P101"><text:span text:style-name="Source_20_Text"><text:span text:style-name="T39">Dependencies for building packages</text:span></text:span></text:p>
                  <text:list>
                    <text:list-item>
                      <text:p text:style-name="P101"><text:span text:style-name="Source_20_Text"><text:span text:style-name="T57">sudo apt install python-rosinstall python-rosinstall-generator python-wstool build-essential</text:span></text:span></text:p>
                    </text:list-item>
                  </text:list>
                </text:list-item>
                <text:list-item>
                  <text:p text:style-name="P101"><text:span text:style-name="Source_20_Text"><text:span text:style-name="T39">Check your installation</text:span></text:span></text:p>
                  <text:list>
                    <text:list-item>
                      <text:p text:style-name="P101"><text:span text:style-name="Source_20_Text"><text:span text:style-name="T57">printenv | grep ROS</text:span></text:span></text:p>
                    </text:list-item>
                  </text:list>
                </text:list-item>
                <text:list-item>
                  <text:p text:style-name="P101"><text:span text:style-name="Source_20_Text"><text:span text:style-name="T57">Source the Environment</text:span></text:span></text:p>
                  <text:list>
                    <text:list-item>
                      <text:p text:style-name="P101"><text:span text:style-name="Source_20_Text"><text:span text:style-name="T57">source /opt/ros/melodic/setup.bash</text:span></text:span></text:p>
                    </text:list-item>
                  </text:list>
                </text:list-item>
                <text:list-item>
                  <text:p text:style-name="P102"><text:span text:style-name="Source_20_Text"><text:span text:style-name="T59">install catkin_pkg</text:span></text:span></text:p>
                  <text:list>
                    <text:list-item>
                      <text:p text:style-name="P102"><text:span text:style-name="Source_20_Text"><text:span text:style-name="T59">sudo pip3 install catkin_pkg</text:span></text:span></text:p>
                    </text:list-item>
                  </text:list>
                </text:list-item>
              </text:list>
            </text:list-item>
            <text:list-item>
              <text:p text:style-name="P101"><text:span text:style-name="Source_20_Text"><text:span text:style-name="T39">Create a catkin workspace</text:span></text:span></text:p>
              <text:list>
                <text:list-item>
                  <text:p text:style-name="P101"><text:span text:style-name="Source_20_Text"><text:span text:style-name="T57">mkdir -p ~/bot_catkin_ws/src</text:span></text:span></text:p>
                </text:list-item>
                <text:list-item>
                  <text:p text:style-name="P101"><text:span text:style-name="Source_20_Text"><text:span text:style-name="T39">cd bot_catkin_ws</text:span></text:span></text:p>
                </text:list-item>
                <text:list-item>
                  <text:p text:style-name="P103"><text:span text:style-name="Source_20_Text"><text:span text:style-name="T40">you may need to install cmake</text:span></text:span></text:p>
                  <text:list>
                    <text:list-item>
                      <text:p text:style-name="P103"><text:span text:style-name="Source_20_Text"><text:span text:style-name="T40">download the tar ball</text:span></text:span></text:p>
                    </text:list-item>
                    <text:list-item>
                      <text:p text:style-name="P103"><text:span text:style-name="Source_20_Text"><text:span text:style-name="T40">extract</text:span></text:span></text:p>
                    </text:list-item>
                    <text:list-item>
                      <text:p text:style-name="P103"><text:span text:style-name="Source_20_Text"><text:span text:style-name="T40">./bootstrap &amp;&amp; make &amp;&amp; sudo make install</text:span></text:span></text:p>
                    </text:list-item>
                  </text:list>
                </text:list-item>
                <text:list-item>
                  <text:p text:style-name="P102"><text:span text:style-name="Source_20_Text"><text:span text:style-name="T59">The first time in any new directory you must use the following, after that you can use just cmake</text:span></text:span></text:p>
                  <text:list>
                    <text:list-item>
                      <text:p text:style-name="P102"><text:span text:style-name="Source_20_Text"><text:span text:style-name="T57">catkin_make -DPYTHON_EXECUTABLE=/usr/bin/python3 -DPYTHON_INCLUDE_DIR=/usr/include/python3.</text:span></text:span><text:span text:style-name="Source_20_Text"><text:span text:style-name="T58">6</text:span></text:span><text:span text:style-name="Source_20_Text"><text:span text:style-name="T57">m -DPYTHON_LIBRARY=/usr/lib/libpython3.</text:span></text:span><text:span text:style-name="Source_20_Text"><text:span text:style-name="T58">6</text:span></text:span><text:span text:style-name="Source_20_Text"><text:span text:style-name="T57">m.so</text:span></text:span></text:p>
                    </text:list-item>
                  </text:list>
                </text:list-item>
                <text:list-item>
                  <text:p text:style-name="P102"><text:span text:style-name="Source_20_Text"><text:span text:style-name="T41">Source the new catkin overlay</text:span></text:span></text:p>
                  <text:list>
                    <text:list-item>
                      <text:p text:style-name="P102"><text:span text:style-name="Source_20_Text"><text:span text:style-name="T59">source devel/setup.bash</text:span></text:span></text:p>
                    </text:list-item>
                  </text:list>
                </text:list-item>
                <text:list-item>
                  <text:p text:style-name="P102"><text:span text:style-name="Source_20_Text"><text:span text:style-name="T41">To make sure your workspace is properly overlayed by the setup script, make sure </text:span></text:span><text:span text:style-name="Source_20_Text"><text:span text:style-name="Teletype"><text:span text:style-name="T63">ROS_PACKAGE_PATH</text:span></text:span></text:span><text:span text:style-name="Source_20_Text"><text:span text:style-name="T41"> environment variable includes the directory you're in.</text:span></text:span></text:p>
                  <text:list>
                    <text:list-item>
                      <text:p text:style-name="P102"><text:span text:style-name="Source_20_Text"><text:span text:style-name="T59">echo $ROS_PACKAGE_PATH</text:span></text:span></text:p>
                    </text:list-item>
                  </text:list>
                </text:list-item>
                <text:list-item>
                  <text:p text:style-name="P104"><text:span text:style-name="Source_20_Text"><text:span text:style-name="T42">cd /src</text:span></text:span></text:p>
                </text:list-item>
                <text:list-item>
                  <text:p text:style-name="P104"><text:span text:style-name="Source_20_Text"><text:span text:style-name="T42">clone the rplidar_ros</text:span></text:span></text:p>
                  <text:list>
                    <text:list-item>
                      <text:p text:style-name="P104"><text:span text:style-name="Source_20_Text"><text:span text:style-name="T42">git clone </text:span></text:span><text:a xlink:type="simple" xlink:href="https://github.com/Slamtec/rplidar_ros.git" text:style-name="Internet_20_link" text:visited-style-name="Visited_20_Internet_20_Link"><text:span text:style-name="Source_20_Text">https://github.com/Slamtec/rplidar_ros.git</text:span></text:a></text:p>
                    </text:list-item>
                  </text:list>
                </text:list-item>
                <text:list-item>
                  <text:p text:style-name="P105"><text:span text:style-name="Source_20_Text"><text:span text:style-name="T43">cd ..</text:span></text:span></text:p>
                </text:list-item>
                <text:list-item>
                  <text:p text:style-name="P105"><text:span text:style-name="Source_20_Text"><text:span text:style-name="T43">Confirm the overlay</text:span></text:span></text:p>
                  <text:list>
                    <text:list-item>
                      <text:p text:style-name="P105"><text:span text:style-name="Source_20_Text"><text:span text:style-name="T43">source devel/setup.bash</text:span></text:span></text:p>
                    </text:list-item>
                  </text:list>
                </text:list-item>
                <text:list-item>
                  <text:p text:style-name="P105"><text:soft-page-break/><text:span text:style-name="Source_20_Text"><text:span text:style-name="T43">Run catkin_make</text:span></text:span></text:p>
                  <text:list>
                    <text:list-item>
                      <text:p text:style-name="P105"><text:span text:style-name="Source_20_Text"><text:span text:style-name="T43">catkin_make</text:span></text:span></text:p>
                    </text:list-item>
                  </text:list>
                </text:list-item>
                <text:list-item>
                  <text:p text:style-name="P105"><text:span text:style-name="Source_20_Text"><text:span text:style-name="T43">roslaunch rplidar_ros view_rplidar.launch</text:span></text:span></text:p>
                </text:list-item>
                <text:list-item>
                  <text:p text:style-name="P106"><text:span text:style-name="Source_20_Text"><text:span text:style-name="T45">Might need to change the USB port in the launch file</text:span></text:span></text:p>
                  <text:list>
                    <text:list-item>
                      <text:p text:style-name="P107"><text:span text:style-name="Source_20_Text"><text:span text:style-name="T47">ProTip for sorting USB:</text:span></text:span></text:p>
                      <text:list>
                        <text:list-item>
                          <text:p text:style-name="P84"><text:span text:style-name="Source_20_Text"><text:span text:style-name="T84">Store list of devices before plugging in Device</text:span></text:span></text:p>
                          <text:list>
                            <text:list-item>
                              <text:p text:style-name="P84"><text:span text:style-name="Source_20_Text"><text:span text:style-name="T82">ls /dev/ &gt; dev_list_1.txt</text:span></text:span></text:p>
                            </text:list-item>
                          </text:list>
                        </text:list-item>
                        <text:list-item>
                          <text:p text:style-name="P84"><text:span text:style-name="T83">Then run this after you plug it </text:span><text:span text:style-name="T85">in</text:span></text:p>
                          <text:list>
                            <text:list-item>
                              <text:p text:style-name="P84"><text:span text:style-name="Source_20_Text"><text:span text:style-name="T82">ls /dev/ | diff --suppress-common-lines -y – dev_list_1.txt</text:span></text:span></text:p>
                            </text:list-item>
                          </text:list>
                        </text:list-item>
                      </text:list>
                    </text:list-item>
                  </text:list>
                </text:list-item>
              </text:list>
            </text:list-item>
          </text:list>
        </text:list-item>
      </text:list>
      <text:p text:style-name="P50"><text:span text:style-name="Source_20_Text"><text:span text:style-name="T82"/></text:span></text:p>
      <text:h text:style-name="Heading_20_3" text:outline-level="3"><text:bookmark-start text:name="__RefHeading___Toc2467_366545802"/><text:span text:style-name="Source_20_Text"><text:span text:style-name="T127">RPLIDAR </text:span></text:span><text:span text:style-name="Source_20_Text"><text:span text:style-name="T130">W</text:span></text:span><text:span text:style-name="Source_20_Text"><text:span text:style-name="T127">on’t stop – </text:span></text:span><text:span text:style-name="Source_20_Text"><text:span text:style-name="T131">Still not working properly</text:span></text:span><text:bookmark-end text:name="__RefHeading___Toc2467_366545802"/></text:h>
      <text:list xml:id="list3998679958" text:style-name="L8">
        <text:list-item>
          <text:p text:style-name="P90"><text:s/><text:span text:style-name="T139">Uses a powered USB hub</text:span></text:p>
        </text:list-item>
        <text:list-item>
          <text:p text:style-name="P91">add 2 lines of command</text:p>
          <text:list>
            <text:list-item>
              <text:p text:style-name="P91">$ source /home/{user}/catkin_ws/devel/setup.bash </text:p>
            </text:list-item>
            <text:list-item>
              <text:p text:style-name="P91">$ source /opt/ros/kinetic/setup.bash</text:p>
            </text:list-item>
          </text:list>
        </text:list-item>
      </text:list>
      <text:p text:style-name="P35"/>
      <text:h text:style-name="Heading_20_2" text:outline-level="2"><text:bookmark-start text:name="__RefHeading___Toc2529_366545802"/>Connecting the <text:span text:style-name="T143">Jetsons</text:span> to the Motors <text:span text:style-name="T144">and Servos</text:span><text:bookmark-end text:name="__RefHeading___Toc2529_366545802"/></text:h>
      <text:p text:style-name="P60">Both the Nano and the TX2 list a 40-pin Raspberry Pi style connector on the development board. <text:s/>As we would discover, there are actually variations between the Pi version and the Nvidia versions, and even some differences in pins between the Nvidia models. <text:s/>This meant significant customization was required to use the hardware diagrams and software programs written by any other projects. <text:s/>It also meant that the motor control unit that was intended to control the bot was not usable in its current configuration via a simple 40 pin connector cable. <text:s/>It would require a re-mapping of pins to make this combination work with our TX2 or Nano developer boards.</text:p>
      <text:p text:style-name="P60">We were able to make the bot move easily during week 3 when we set up the bot with a Raspberry Pi controller instead of the Nvidia boards. <text:s/>However, due to the difference in pin configurations, simply swapping out the Raspberry Pi board for the Nano or TX2 would not work. <text:s/>And the Pi does not have the processing power to handle the on-board AI. <text:s/>So we decided we would use the Nvidia Jetson Racecar solution for motor and servo control.</text:p>
      <text:p text:style-name="Text_20_body"><text:span text:style-name="Source_20_Text"><text:span text:style-name="T127">The TX2 and NANO do not have the same support for on-board Pulse Wave Modulation </text:span></text:span><text:span text:style-name="Source_20_Text"><text:span text:style-name="T128">(PWM)</text:span></text:span><text:span text:style-name="Source_20_Text"><text:span text:style-name="T127"> via the GPIO pins on the 40pin connector that the Pi has, and they have no software pwm via GPIO whereas the Pi has PWM control for every pin. <text:s/></text:span></text:span><text:span text:style-name="Source_20_Text"><text:span text:style-name="T128">There is a library available to mimic the software solution, and we would use that in conjunction with a separate PWM control module via I2C. <text:s/></text:span></text:span><text:span text:style-name="Source_20_Text"><text:span text:style-name="T127">The Nvidia development boards use the I2C standard for communication. <text:s/>This allows for more powerful </text:span></text:span><text:soft-page-break/><text:span text:style-name="Source_20_Text"><text:span text:style-name="T127">types of serial communication than PWM, however it makes </text:span></text:span><text:span text:style-name="Source_20_Text"><text:span text:style-name="T128">it a little more tricky to</text:span></text:span><text:span text:style-name="Source_20_Text"><text:span text:style-name="T127"> use the smaller “</text:span></text:span><text:span text:style-name="Source_20_Text"><text:span text:style-name="T128">hobby” </text:span></text:span><text:span text:style-name="Source_20_Text"><text:span text:style-name="T127">servos and motors that our project was employing at this stage.</text:span></text:span></text:p>
      <text:p text:style-name="P1"><text:span text:style-name="Source_20_Text"><text:span text:style-name="T49"/></text:span></text:p>
      <text:h text:style-name="Heading_20_3" text:outline-level="3"><text:bookmark-start text:name="__RefHeading___Toc2469_366545802"/><text:span text:style-name="Source_20_Text"><text:span text:style-name="T122">PCA</text:span></text:span><text:span text:style-name="Source_20_Text">9685 Adafruit PCM</text:span><text:bookmark-end text:name="__RefHeading___Toc2469_366545802"/></text:h>
      <text:p text:style-name="Text_20_body"><text:a xlink:type="simple" xlink:href="https://github.com/jetsonhacks/JHPWMDriver" text:style-name="Internet_20_link" text:visited-style-name="Visited_20_Internet_20_Link"><text:span text:style-name="Source_20_Text">https://github.com/jetsonhacks/JHPWMDriver</text:span></text:a></text:p>
      <text:p text:style-name="Text_20_body"><text:a xlink:type="simple" xlink:href="https://www.jetsonhacks.com/2016/01/11/imu-and-pwm-driver-over-i2c-for-nvidia-jetson-tx1/" text:style-name="Internet_20_link" text:visited-style-name="Visited_20_Internet_20_Link"><text:span text:style-name="Source_20_Text">https://www.jetsonhacks.com/2016/01/11/imu-and-pwm-driver-over-i2c-for-nvidia-jetson-tx1/</text:span></text:a></text:p>
      <text:p text:style-name="Text_20_body"><text:span text:style-name="Source_20_Text"/></text:p>
      <text:p text:style-name="Text_20_body"><text:a xlink:type="simple" xlink:href="https://github.com/adafruit/Adafruit_CircuitPython_ServoKit" text:style-name="Internet_20_link" text:visited-style-name="Visited_20_Internet_20_Link"><text:span text:style-name="Source_20_Text">https://github.com/adafruit/Adafruit_CircuitPython_ServoKit</text:span></text:a></text:p>
      <text:p text:style-name="P32"><text:span text:style-name="Source_20_Text"><text:span text:style-name="T4">sudo pip3 install adafruit-circuitpython-servokit</text:span></text:span></text:p>
      <text:p text:style-name="P32"><text:span text:style-name="Source_20_Text"><text:span text:style-name="T4"/></text:span></text:p>
      <text:p text:style-name="P33"><text:span text:style-name="Source_20_Text"><text:span text:style-name="T8">Start of good</text:span></text:span></text:p>
      <text:p text:style-name="P33"><text:span text:style-name="Source_20_Text"><text:span text:style-name="T8"/></text:span></text:p>
      <text:p text:style-name="P32"><text:a xlink:type="simple" xlink:href="https://learn.adafruit.com/16-channel-pwm-servo-driver/python-circuitpython" text:style-name="Internet_20_link" text:visited-style-name="Visited_20_Internet_20_Link"><text:span text:style-name="Source_20_Text"><text:span text:style-name="T4">https://learn.adafruit.com/16-channel-pwm-servo-driver/python-circuitpython</text:span></text:span></text:a></text:p>
      <text:p text:style-name="Text_20_body"><text:span text:style-name="Source_20_Text"/></text:p>
      <text:p text:style-name="P23"><text:span text:style-name="Source_20_Text"><text:span text:style-name="T147">Python Installation (Not Circuit Python)</text:span></text:span></text:p>
      <text:p text:style-name="P23"><text:span text:style-name="Source_20_Text"/></text:p>
      <text:p text:style-name="P23"><text:span text:style-name="Source_20_Text"><text:span text:style-name="T76">You'll need to install the Adafruit_Blinka library that provides the CircuitPython support in Python. This may also require enabling I2C on your platform and verifying you are running Python 3. </text:span></text:span><text:a xlink:type="simple" xlink:href="https://learn.adafruit.com/circuitpython-on-raspberrypi-linux" text:style-name="Internet_20_link" text:visited-style-name="Visited_20_Internet_20_Link"><text:span text:style-name="Source_20_Text"><text:span text:style-name="T100">Since each platform is a little different, and Linux changes often, please visit the CircuitPython on Linux guide to get your computer ready</text:span></text:span></text:a><text:span text:style-name="Source_20_Text"><text:span text:style-name="T76">!</text:span></text:span></text:p>
      <text:p text:style-name="P23"><text:span text:style-name="Source_20_Text"><text:span text:style-name="T77">Then:</text:span></text:span></text:p>
      <text:p text:style-name="P23"><text:span text:style-name="Source_20_Text"><text:span text:style-name="T99">sudo pip3 install adafruit-circuitpython-pca9685</text:span></text:span></text:p>
      <text:p text:style-name="P23"><text:span text:style-name="Source_20_Text"><text:span text:style-name="T99">sudo pip3 install adafruit-circuitpython-servokit</text:span></text:span></text:p>
      <text:p text:style-name="P23"><text:span text:style-name="Source_20_Text"/></text:p>
      <text:p text:style-name="P23"><text:span text:style-name="Source_20_Text"><text:span text:style-name="T147">Adafruit .motor Library Docs:</text:span></text:span></text:p>
      <text:p text:style-name="P23"><text:a xlink:type="simple" xlink:href="https://circuitpython.readthedocs.io/projects/motor/en/latest/api.html" text:style-name="Internet_20_link" text:visited-style-name="Visited_20_Internet_20_Link"><text:span text:style-name="Source_20_Text">https://circuitpython.readthedocs.io/projects/motor/en/latest/api.html</text:span></text:a><text:a xlink:type="simple" xlink:href="https://circuitpython.readthedocs.io/projects/motor/en/latest/api.html#" text:style-name="Internet_20_link" text:visited-style-name="Visited_20_Internet_20_Link"><text:span text:style-name="Source_20_Text">#</text:span></text:a></text:p>
      <text:p text:style-name="P23"><text:span text:style-name="Source_20_Text"/></text:p>
      <text:p text:style-name="P24"><text:span text:style-name="Source_20_Text"><text:span text:style-name="T148">Our current motors:</text:span></text:span></text:p>
      <text:h text:style-name="P121" text:outline-level="1"><text:soft-page-break/><text:span text:style-name="Source_20_Text">3</text:span><text:span text:style-name="Source_20_Text"><text:span text:style-name="T54">70 12V DC Motor</text:span></text:span></text:h>
      <text:p text:style-name="P37">Nominal Voltage (VDC) 12<text:line-break/>Voltage Range (VDC) 3-12<text:line-break/>Current @ Max. Efficiency (A) 0.17<text:line-break/>Speed @ Max. Efficiency (RPM) 4840<text:line-break/>Torque @ Max. Efficiency (g-cm) 25.3<text:line-break/>Efficiency 75.0<text:line-break/>Terminal Type 0.08 /Solderable<text:line-break/>Shaft Diameter (inch) 0.078<text:line-break/>Shaft Length (inch) 0.346<text:line-break/>Category Precious Metal Brush Motors<text:line-break/>Family Mabuchi RF370CA-15370</text:p>
      <text:p text:style-name="P24"><text:span text:style-name="Source_20_Text"/></text:p>
      <text:p text:style-name="P24"><text:span text:style-name="Source_20_Text"><text:span text:style-name="T148">our pwm frequency is 2000Hz</text:span></text:span></text:p>
      <text:p text:style-name="P23"><text:span text:style-name="Source_20_Text"><text:span text:style-name="T141">dc motor controllers</text:span></text:span></text:p>
      <text:p text:style-name="P23"><text:a xlink:type="simple" xlink:href="https://www.adafruit.com/product/2927" text:style-name="Internet_20_link" text:visited-style-name="Visited_20_Internet_20_Link"><text:span text:style-name="Source_20_Text"><text:span text:style-name="T140">https://www.adafruit.com/product/2927</text:span></text:span></text:a></text:p>
      <text:p text:style-name="P23"><text:a xlink:type="simple" xlink:href="https://www.adafruit.com/product/2448" text:style-name="Internet_20_link" text:visited-style-name="Visited_20_Internet_20_Link"><text:span text:style-name="Source_20_Text"><text:span text:style-name="T140">https://www.adafruit.com/product/2448</text:span></text:span></text:a></text:p>
      <text:p text:style-name="P23"><text:a xlink:type="simple" xlink:href="https://www.adafruit.com/product/1438" text:style-name="Internet_20_link" text:visited-style-name="Visited_20_Internet_20_Link"><text:span text:style-name="Source_20_Text"><text:span text:style-name="T140">https://www.adafruit.com/product/1438</text:span></text:span></text:a></text:p>
      <text:p text:style-name="P23"><text:span text:style-name="Source_20_Text"><text:span text:style-name="T140"/></text:span></text:p>
      <text:p text:style-name="P23"><text:span text:style-name="Source_20_Text"><text:span text:style-name="T140"/></text:span></text:p>
      <text:h text:style-name="P48" text:outline-level="2"><text:bookmark text:name="a258"/><text:span text:style-name="Source_20_Text"><text:span text:style-name="T101">i2c</text:span></text:span></text:h>
      <text:p text:style-name="P25"><text:bookmark text:name="949d"/><text:span text:style-name="T102">The bus number is 6 if you plug to J26 following our instructions.<text:line-break/>To authorise write access to i2c not being root, do the following<text:line-break/></text:span><text:span text:style-name="Source_20_Text"><text:span text:style-name="T103">vim /lib/udev/rules.d/40-i2c-tools.rules</text:span></text:span><text:span text:style-name="T102"><text:line-break/>and change it from<text:line-break/></text:span><text:span text:style-name="Source_20_Text"><text:span text:style-name="T103">KERNEL==”i2c-[0–9]*”, GROUP=”i2c”, MODE=”0660"</text:span></text:span><text:span text:style-name="T102"><text:line-break/>to<text:line-break/></text:span><text:span text:style-name="Source_20_Text"><text:span text:style-name="T103">KERNEL==”i2c-6", GROUP=”i2c”, MODE=”0666"<text:line-break/>KERNEL==”i2c-[0–5]*”, GROUP=”i2c”, MODE=”0660"<text:line-break/>KERNEL==”i2c-[7–9]*”, GROUP=”i2c”, MODE=”0660"</text:span></text:span></text:p>
      <text:p text:style-name="P23"><text:soft-page-break/><text:span text:style-name="Source_20_Text"><text:span text:style-name="T140"/></text:span></text:p>
      <text:h text:style-name="Heading_20_2" text:outline-level="2"><text:bookmark-start text:name="__RefHeading___Toc2471_366545802"/><text:span text:style-name="Source_20_Text"><text:span text:style-name="T127">Using ROS</text:span></text:span><text:bookmark-end text:name="__RefHeading___Toc2471_366545802"/></text:h>
      <text:p text:style-name="Text_20_body"><text:span text:style-name="Source_20_Text"><text:span text:style-name="T53">ROS is the Robot Operating System. <text:s/>It is a development framework for robotic development. <text:s/></text:span></text:span><text:span text:style-name="Source_20_Text">ROS</text:span><text:span text:style-name="Source_20_Text"><text:span text:style-name="T53"> works off of a central core known as ROS Core. <text:s/>After starting the Core process, a variety of other nodes can be connected to the Core. <text:s/>This means that any given node can use any other node’s output for input as long as it meets the Core’s requirements for communicating.</text:span></text:span></text:p>
      <text:p text:style-name="P61"><text:span text:style-name="Source_20_Text"><text:span text:style-name="T53">We were able to access the point data from the rpLIDAR both via Python and via a ROS node and ROS Viz. <text:s/>The data from the LIDAR arrives in the form of an angle (theta) and a distance (range).</text:span></text:span></text:p>
      <text:p text:style-name="P61"><text:span text:style-name="Source_20_Text"><text:span text:style-name="T53">It was our intent to use ROS to provide a solution for navigation and SLAM. <text:s/>Unfortunately, while implementing the solution, it was discovered that the ROS Navigation packages require odometry data and/or an Intel or AMD 64 bit processor.</text:span></text:span></text:p>
      <text:p text:style-name="P13"><text:span text:style-name="Source_20_Text"><text:span text:style-name="T53"/></text:span></text:p>
      <text:list xml:id="list524083563" text:style-name="L9">
        <text:list-item>
          <text:p text:style-name="P113"><text:span text:style-name="Source_20_Text"><text:span text:style-name="T44">If you are ever having problems finding or using your ROS packages make sure that you have your environment properly setup. A good way to check is to ensure that </text:span></text:span><text:a xlink:type="simple" xlink:href="http://wiki.ros.org/ROS/EnvironmentVariables" text:style-name="Internet_20_link" text:visited-style-name="Visited_20_Internet_20_Link"><text:span text:style-name="Source_20_Text"><text:span text:style-name="T79">environment variables</text:span></text:span></text:a><text:span text:style-name="Source_20_Text"><text:span text:style-name="T44"> like </text:span></text:span><text:a xlink:type="simple" xlink:href="http://wiki.ros.org/ROS/EnvironmentVariables#ROS_ROOT" text:style-name="Internet_20_link" text:visited-style-name="Visited_20_Internet_20_Link"><text:span text:style-name="Source_20_Text"><text:span text:style-name="T79">ROS_ROOT</text:span></text:span></text:a><text:span text:style-name="Source_20_Text"><text:span text:style-name="T44"> and </text:span></text:span><text:a xlink:type="simple" xlink:href="http://wiki.ros.org/ROS/EnvironmentVariables#ROS_PACKAGE_PATH" text:style-name="Internet_20_link" text:visited-style-name="Visited_20_Internet_20_Link"><text:span text:style-name="Source_20_Text"><text:span text:style-name="T79">ROS_PACKAGE_PATH</text:span></text:span></text:a><text:span text:style-name="Source_20_Text"><text:span text:style-name="T44"> are set:</text:span></text:span></text:p>
          <text:list>
            <text:list-item>
              <text:p text:style-name="P113"><text:span text:style-name="Source_20_Text"><text:span text:style-name="T60">printenv | grep ROS</text:span></text:span></text:p>
            </text:list-item>
          </text:list>
        </text:list-item>
        <text:list-item>
          <text:p text:style-name="P113"><text:span text:style-name="Source_20_Text"><text:span text:style-name="T46">Need to run this in every new shell unless added to .bashrc</text:span></text:span></text:p>
          <text:list>
            <text:list-item>
              <text:p text:style-name="P113"><text:span text:style-name="Source_20_Text"><text:span text:style-name="T61">source /opt/ros/melodic/setup.bash</text:span></text:span></text:p>
            </text:list-item>
          </text:list>
        </text:list-item>
        <text:list-item>
          <text:p text:style-name="P113"><text:span text:style-name="Source_20_Text"><text:span text:style-name="T46">To make sure your workspace is properly overlayed by the setup script, make sure </text:span></text:span><text:span text:style-name="Source_20_Text"><text:span text:style-name="Teletype"><text:span text:style-name="T64">ROS_PACKAGE_PATH</text:span></text:span></text:span><text:span text:style-name="Source_20_Text"><text:span text:style-name="T46"> environment variable includes the directory you're in.</text:span></text:span></text:p>
          <text:list>
            <text:list-item>
              <text:p text:style-name="P113"><text:span text:style-name="Source_20_Text"><text:span text:style-name="T61">echo $ROS_PACKAGE_PATH</text:span></text:span></text:p>
            </text:list-item>
          </text:list>
        </text:list-item>
        <text:list-item>
          <text:p text:style-name="P114"><text:span text:style-name="Source_20_Text"><text:span text:style-name="T62">Make sure to allow access to the USB</text:span></text:span></text:p>
          <text:list>
            <text:list-item>
              <text:p text:style-name="P114"><text:span text:style-name="Source_20_Text"><text:span text:style-name="T80">sudo chmod 666 /</text:span></text:span><text:span text:style-name="Source_20_Text"><text:span text:style-name="T81">dev/</text:span></text:span><text:span text:style-name="Source_20_Text"><text:span text:style-name="T80">tty</text:span></text:span><text:span text:style-name="Source_20_Text"><text:span text:style-name="T81">USB</text:span></text:span><text:span text:style-name="Source_20_Text"><text:span text:style-name="T80">0</text:span></text:span></text:p>
            </text:list-item>
          </text:list>
        </text:list-item>
      </text:list>
      <text:p text:style-name="P2"><text:span text:style-name="Source_20_Text"><text:span text:style-name="T46"/></text:span></text:p>
      <text:p text:style-name="P3"><text:span text:style-name="Source_20_Text"><text:span text:style-name="T48">Notes:</text:span></text:span></text:p>
      <text:p text:style-name="P3"><text:span text:style-name="Source_20_Text"><text:span text:style-name="T48"/></text:span></text:p>
      <text:p text:style-name="P3"><text:span text:style-name="Source_20_Text"><text:span text:style-name="T48"><text:s text:c="2"/>WARNING: The script jupyter-console is installed in '/home/autobot/.local/bin' which is not on PATH.</text:span></text:span></text:p>
      <text:p text:style-name="P3"><text:span text:style-name="Source_20_Text"><text:span text:style-name="T48"><text:s text:c="2"/>Consider adding this directory to PATH or, if you prefer to suppress this warning, use –no-warn-script-location.</text:span></text:span></text:p>
      <text:p text:style-name="P3"><text:span text:style-name="Source_20_Text"><text:span text:style-name="T48"/></text:span></text:p>
      <text:h text:style-name="Heading_20_2" text:outline-level="2"><text:bookmark text:name="System-wide_environment_variables"/><text:bookmark-start text:name="__RefHeading___Toc2473_366545802"/><text:soft-page-break/><text:span text:style-name="Source_20_Text">System-wide environment variables</text:span><text:bookmark-end text:name="__RefHeading___Toc2473_366545802"/></text:h>
      <text:p text:style-name="Text_20_body"><text:bookmark text:name="line-152"/>A suitable file for environment variable settings that affect the system as a whole (rather than just a particular user) is  <text:span text:style-name="Strong_20_Emphasis">/etc/environment</text:span>. An alternative is to create a file for the purpose in the <text:span text:style-name="Strong_20_Emphasis">/etc/profile.d</text:span> directory.<text:bookmark text:name="line-153"/><text:bookmark text:name="line-154"/></text:p>
      <text:p text:style-name="Text_20_body"><text:bookmark text:name="A.2Fetc.2Fenvironment"/><text:bookmark-start text:name="__RefHeading___Toc2475_366545802"/>/etc/environment<text:bookmark-end text:name="__RefHeading___Toc2475_366545802"/></text:p>
      <text:p text:style-name="Text_20_body"><text:bookmark text:name="line-155"/>This file is specifically meant for system-wide environment variable settings. It is not a script file, but rather consists of assignment expressions, one per line.<text:bookmark text:name="line-156"/><text:bookmark text:name="line-157"/></text:p>
      <text:p text:style-name="Text_20_body"><text:bookmark text:name="line-158"/><text:bookmark text:name="line-159"/><text:bookmark text:name="line-1-15"/>FOO=bar</text:p>
      <text:p text:style-name="Text_20_body"><text:bookmark text:name="line-160"/><text:bookmark text:name="line-161"/><text:span text:style-name="Strong_20_Emphasis">Note:</text:span> Variable expansion does not work in <text:span text:style-name="Strong_20_Emphasis">/etc/environment</text:span>.<text:bookmark text:name="line-162"/><text:bookmark text:name="line-163"/></text:p>
      <text:p text:style-name="Text_20_body"><text:bookmark text:name="A.2Fetc.2Fprofile.d.2F.2A.sh"/><text:bookmark-start text:name="__RefHeading___Toc2477_366545802"/>/etc/profile.d/*.sh<text:bookmark-end text:name="__RefHeading___Toc2477_366545802"/></text:p>
      <text:p text:style-name="Text_20_body"><text:bookmark text:name="line-164"/>Files with the .sh extension in the <text:span text:style-name="Strong_20_Emphasis">/etc/profile.d</text:span> directory get executed whenever a bash login shell is entered (e.g. when logging in from the console or over ssh), as well as by the DisplayManager when the desktop session loads.<text:bookmark text:name="line-165"/><text:bookmark text:name="line-166"/></text:p>
      <text:p text:style-name="Text_20_body">You can for instance create the file <text:span text:style-name="Strong_20_Emphasis">/etc/profile.d/myenvvars.sh</text:span> and set variables like this:<text:bookmark text:name="line-167"/><text:bookmark text:name="line-168"/></text:p>
      <text:p text:style-name="Text_20_body"><text:bookmark text:name="line-169"/><text:bookmark text:name="line-170"/><text:bookmark text:name="line-171"/><text:bookmark text:name="line-1-16"/>export JAVA_HOME=/usr/lib/jvm/jdk1.7.0</text:p>
      <text:p text:style-name="Text_20_body"><text:bookmark text:name="line-2-3"/>export PATH=$PATH:$JAVA_HOME/bin</text:p>
      <text:h text:style-name="P68" text:outline-level="2"><text:bookmark-start text:name="__RefHeading___Toc2531_366545802"/><text:span text:style-name="Source_20_Text"><text:span text:style-name="T127">Setting USB Environment Variables</text:span></text:span><text:bookmark-end text:name="__RefHeading___Toc2531_366545802"/></text:h>
      <text:p text:style-name="Text_20_body"><text:span text:style-name="Source_20_Text"/></text:p>
      <text:p text:style-name="Text_20_body"><text:bookmark-start text:name="__RefHeading___Toc2533_366545802"/><text:span text:style-name="Source_20_Text">1. find out what's on ttyUSB:</text:span><text:bookmark-end text:name="__RefHeading___Toc2533_366545802"/></text:p>
      <text:p text:style-name="Text_20_body"><text:span text:style-name="Source_20_Text">dmesg | grep ttyUSB </text:span></text:p>
      <text:p text:style-name="Text_20_body"><text:span text:style-name="Source_20_Text"><text:s/></text:span></text:p>
      <text:p text:style-name="Text_20_body">2. list all attributes of the device:</text:p>
      <text:p text:style-name="Text_20_body"><text:span text:style-name="Source_20_Text">udevadm info --name=/dev/ttyUSBx –attribute-walk</text:span></text:p>
      <text:p text:style-name="Text_20_body"><text:span text:style-name="Source_20_Text"/></text:p>
      <text:p text:style-name="Text_20_body">(with your device number(s) instead of x, of course). Pick out a unique identifier set, eg idVendor + idProduct. You may also need SerialNumber if you have more than one device with the same idVendor and idProduct. SerialNumbers ought to be unique for each device.</text:p>
      <text:p text:style-name="Text_20_body"/>
      <text:p text:style-name="Text_20_body">ID_VENDOR=Silicon_Labs</text:p>
      <text:p text:style-name="Text_20_body">ID_VENDOR_ID=10c4</text:p>
      <text:p text:style-name="Text_20_body">ID_MODEL_ID=ea60</text:p>
      <text:p text:style-name="Text_20_body"><text:soft-page-break/></text:p>
      <text:p text:style-name="Text_20_body">3. Create a file <text:span text:style-name="Source_20_Text">/etc/udev/rules.d/99-usb-serial.rules</text:span> with something like this line in it:</text:p>
      <text:p text:style-name="Text_20_body"/>
      <text:p text:style-name="Text_20_body"><text:span text:style-name="Source_20_Text">SUBSYSTEM=="tty", ATTRS{idVendor}=="1234", ATTRS{idProduct}=="5678", SYMLINK+="your_device_name" </text:span></text:p>
      <text:p text:style-name="Text_20_body"/>
      <text:p text:style-name="Text_20_body">(assuming you don't need a serial number there, and of course with the numbers for idVendor and idProduct that you found in step 2.</text:p>
      <text:p text:style-name="Text_20_body"><text:line-break/>4. Load the new rule:</text:p>
      <text:p text:style-name="Text_20_body"><text:span text:style-name="Source_20_Text">sudo udevadm trigger</text:span></text:p>
      <text:p text:style-name="Text_20_body"/>
      <text:p text:style-name="Text_20_body">5. Verify what happened:</text:p>
      <text:p text:style-name="Text_20_body"><text:span text:style-name="Source_20_Text">ls -l /dev/your_device_name <text:s/></text:span></text:p>
      <text:p text:style-name="Text_20_body">will show what ttyUSB number the symlink went to. If it's <text:span text:style-name="Source_20_Text">/dev/ttyUSB1</text:span>, then verify who owns that and to which group it belongs:</text:p>
      <text:p text:style-name="Text_20_body"><text:span text:style-name="Source_20_Text">ls -l /dev/ttyUSB1 <text:s text:c="2"/></text:span></text:p>
      <text:p text:style-name="Text_20_body"/>
      <text:p text:style-name="Text_20_body">Then just for the fun of it:</text:p>
      <text:p text:style-name="Text_20_body"><text:span text:style-name="Source_20_Text">udevadm test -a -p <text:s/>$(udevadm info -q path -n /dev/your_device_name)</text:span></text:p>
      <text:p text:style-name="Text_20_body"><text:span text:style-name="Source_20_Text"/></text:p>
      <text:p text:style-name="Text_20_body"><text:span text:style-name="Source_20_Text">symlink for our bot : <text:s/>uart_bridge</text:span></text:p>
      <text:p text:style-name="Text_20_body"><text:span text:style-name="Source_20_Text"/></text:p>
      <text:p text:style-name="P4"><text:span text:style-name="Source_20_Text"><text:span text:style-name="T50"/></text:span></text:p>
      <text:h text:style-name="Heading_20_2" text:outline-level="2"><text:bookmark-start text:name="__RefHeading___Toc2481_366545802"/><text:span text:style-name="Source_20_Text"><text:span text:style-name="T127">Flip the Camera Image:</text:span></text:span><text:bookmark-end text:name="__RefHeading___Toc2481_366545802"/></text:h>
      <text:p text:style-name="P16"><text:span text:style-name="Source_20_Text"><text:span text:style-name="T113">1. set flipMethod to 0 in the file utils/camera/gstCamera.cpp: <text:s/></text:span></text:span><text:span text:style-name="Source_20_Text"><text:span text:style-name="T114">line 416</text:span></text:span></text:p>
      <text:p text:style-name="P30">#if NV_TENSORRT_MAJOR &gt; 1 &amp;&amp; NV_TENSORRT_MAJOR &lt; 5 <text:s text:c="5"/>// if JetPack 3.1-3.3 (different flip-method)</text:p>
      <text:p text:style-name="P27"><text:span text:style-name="T115"><text:s text:c="16"/></text:span><text:span text:style-name="T119">const</text:span><text:span text:style-name="T116"> </text:span><text:span text:style-name="T119">int</text:span><text:span text:style-name="T116"> flipMethod </text:span><text:span text:style-name="T118">=</text:span><text:span text:style-name="T116"> </text:span><text:span text:style-name="T120">0</text:span><text:span text:style-name="T118">;</text:span><text:span text:style-name="T116"> <text:s text:c="38"/></text:span><text:span text:style-name="T121">// Xavier (w/TRT5) camera is mounted inverted</text:span></text:p>
      <text:p text:style-name="P27"><text:span text:style-name="T115"><text:s text:c="8"/></text:span><text:span text:style-name="T121">#else</text:span></text:p>
      <text:p text:style-name="P27"><text:span text:style-name="T115"><text:s text:c="16"/></text:span><text:span text:style-name="T119">const</text:span><text:span text:style-name="T116"> </text:span><text:span text:style-name="T119">int</text:span><text:span text:style-name="T116"> flipMethod </text:span><text:span text:style-name="T118">=</text:span><text:span text:style-name="T116"> </text:span><text:span text:style-name="T120">0</text:span><text:span text:style-name="T118">;</text:span></text:p>
      <text:p text:style-name="P27"><text:soft-page-break/><text:span text:style-name="T115"><text:s text:c="8"/></text:span><text:span text:style-name="T121">#endif</text:span></text:p>
      <text:p text:style-name="P19"><text:line-break/><text:line-break/><text:span text:style-name="T66">2. go to:</text:span></text:p>
      <text:p text:style-name="P26"><text:span text:style-name="T115">cd jetson</text:span><text:span text:style-name="T117">-</text:span><text:span text:style-name="T115">inference</text:span><text:span text:style-name="T117">/</text:span><text:span text:style-name="T115">build</text:span></text:p>
      <text:p text:style-name="P28">make clean</text:p>
      <text:p text:style-name="P29">cmake ../</text:p>
      <text:p text:style-name="P28">make</text:p>
      <text:p text:style-name="P28">sudo make install</text:p>
      <text:p text:style-name="P49"><text:span text:style-name="Source_20_Text"><text:span text:style-name="T86"/></text:span></text:p>
      <text:h text:style-name="Heading_20_3" text:outline-level="3"><text:span text:style-name="Source_20_Text"/></text:h>
      <text:h text:style-name="Heading_20_2" text:outline-level="2"><text:bookmark-start text:name="__RefHeading___Toc2483_366545802"/><text:span text:style-name="Source_20_Text"><text:span text:style-name="T134">RP</text:span></text:span><text:span text:style-name="Source_20_Text"><text:span text:style-name="T127">LIDAR Demo </text:span></text:span><text:span text:style-name="Source_20_Text"><text:span text:style-name="T131">using ROS Viz</text:span></text:span><text:bookmark-end text:name="__RefHeading___Toc2483_366545802"/></text:h>
      <text:p text:style-name="P5"><text:span text:style-name="Source_20_Text"><text:span text:style-name="T51"/></text:span></text:p>
      <text:p text:style-name="P5"><text:span text:style-name="Source_20_Text"><text:span text:style-name="T51">cd ~/rplidar</text:span></text:span></text:p>
      <text:p text:style-name="P5"><text:span text:style-name="Source_20_Text"><text:span text:style-name="T43">source devel/setup.bash</text:span></text:span></text:p>
      <text:p text:style-name="P5"><text:span text:style-name="Source_20_Text"><text:span text:style-name="T43">roslaunch rplidar_ros view_rplidar.launch</text:span></text:span></text:p>
      <text:p text:style-name="P5"><text:span text:style-name="Source_20_Text"><text:span text:style-name="T51"/></text:span></text:p>
      <text:h text:style-name="Heading_20_2" text:outline-level="2"><text:bookmark-start text:name="__RefHeading___Toc2485_366545802"/><text:span text:style-name="Source_20_Text"><text:span text:style-name="T127">Install MatPlotLib and SciKit – </text:span></text:span><text:span text:style-name="Source_20_Text"><text:span text:style-name="T132">INCOMPLETE – NOT WORKING</text:span></text:span><text:bookmark-end text:name="__RefHeading___Toc2485_366545802"/></text:h>
      <text:p text:style-name="P6"/>
      <text:p text:style-name="P6"><text:span text:style-name="T87">sudo apt</text:span><text:span text:style-name="T92">-</text:span><text:span text:style-name="T94">get</text:span><text:span text:style-name="T90"> </text:span><text:span text:style-name="T87">update</text:span></text:p>
      <text:p text:style-name="P15"/>
      <text:p text:style-name="P7"><text:span text:style-name="Source_20_Text"><text:span text:style-name="T67">pip3 install --upgrade setuptools</text:span></text:span><text:span text:style-name="Source_20_Text"><text:span text:style-name="T52"><text:line-break/></text:span></text:span><text:span text:style-name="Source_20_Text"><text:span text:style-name="T67">sudo pip3 install -U setuptools</text:span></text:span><text:span text:style-name="Source_20_Text"><text:span text:style-name="T52"><text:line-break/></text:span></text:span><text:span text:style-name="Source_20_Text"><text:span text:style-name="T67">sudo apt-get install libpcap-dev libpq-dev</text:span></text:span><text:span text:style-name="Source_20_Text"><text:span text:style-name="T52"><text:line-break/></text:span></text:span><text:span text:style-name="Source_20_Text"><text:span text:style-name="T67">sudo pip3 install cython</text:span></text:span><text:span text:style-name="Source_20_Text"><text:span text:style-name="T52"><text:line-break/></text:span></text:span></text:p>
      <text:p text:style-name="P20"><text:span text:style-name="Source_20_Text"><text:span text:style-name="T88">sudo apt</text:span></text:span><text:span text:style-name="Source_20_Text"><text:span text:style-name="T93">-</text:span></text:span><text:span text:style-name="Source_20_Text"><text:span text:style-name="T95">get</text:span></text:span><text:span text:style-name="Source_20_Text"><text:span text:style-name="T88"> update</text:span></text:span></text:p>
      <text:p text:style-name="P20"><text:span text:style-name="T87">sudo apt</text:span><text:span text:style-name="T92">-</text:span><text:span text:style-name="T94">get</text:span><text:span text:style-name="T87"> install </text:span><text:span text:style-name="T92">-</text:span><text:span text:style-name="T87">y build</text:span><text:span text:style-name="T92">-</text:span><text:span text:style-name="T87">essential libatlas</text:span><text:span text:style-name="T92">-</text:span><text:span text:style-name="T94">base</text:span><text:span text:style-name="T92">-</text:span><text:span text:style-name="T87">dev</text:span></text:p>
      <text:p text:style-name="P8"><text:span text:style-name="Source_20_Text"><text:span text:style-name="T88">sudo apt</text:span></text:span><text:span text:style-name="Source_20_Text"><text:span text:style-name="T93">-</text:span></text:span><text:span text:style-name="Source_20_Text"><text:span text:style-name="T95">get</text:span></text:span><text:span text:style-name="Source_20_Text"><text:span text:style-name="T91"> </text:span></text:span><text:span text:style-name="Source_20_Text"><text:span text:style-name="T88">install gfortran</text:span></text:span><text:span text:style-name="Source_20_Text"><text:span text:style-name="T52"><text:line-break/><text:line-break/></text:span></text:span></text:p>
      <text:p text:style-name="P8"><text:span text:style-name="Source_20_Text"><text:span text:style-name="T52">sudo pip3 install -U scikit-learn</text:span></text:span></text:p>
      <text:p text:style-name="P8"><text:span text:style-name="Source_20_Text"><text:span text:style-name="T52"><text:line-break/></text:span></text:span><text:span text:style-name="Source_20_Text"><text:span text:style-name="T67">sudo pip3 install git+</text:span></text:span><text:a xlink:type="simple" xlink:href="https://github.com/scikit-learn/scikit-learn.git" text:style-name="Internet_20_link" text:visited-style-name="Visited_20_Internet_20_Link"><text:span text:style-name="Source_20_Text">https://github.com/scikit-learn/scikit-learn.git</text:span></text:a></text:p>
      <text:p text:style-name="P7"><text:soft-page-break/><text:span text:style-name="Source_20_Text"><text:span text:style-name="T74">python </text:span></text:span><text:span text:style-name="Source_20_Text"><text:span text:style-name="T96">-</text:span></text:span><text:span text:style-name="Source_20_Text"><text:span text:style-name="T74">m pip install </text:span></text:span><text:span text:style-name="Source_20_Text"><text:span text:style-name="T96">--</text:span></text:span><text:span text:style-name="Source_20_Text"><text:span text:style-name="T74">user numpy scipy matplotlib</text:span></text:span></text:p>
      <text:p text:style-name="P7"><text:span text:style-name="Source_20_Text"><text:span text:style-name="T68"/></text:span></text:p>
      <text:h text:style-name="Heading_20_2" text:outline-level="2"><text:bookmark-start text:name="__RefHeading___Toc2487_366545802"/><text:span text:style-name="Source_20_Text"><text:span text:style-name="T127">ROS Deep Learning – Dusty </text:span></text:span><text:span text:style-name="Source_20_Text"><text:span text:style-name="T133">nv</text:span></text:span><text:span text:style-name="Source_20_Text"><text:span text:style-name="T127"> – </text:span></text:span><text:span text:style-name="Source_20_Text"><text:span text:style-name="T133">N</text:span></text:span><text:span text:style-name="Source_20_Text"><text:span text:style-name="T127">vidia</text:span></text:span><text:bookmark-end text:name="__RefHeading___Toc2487_366545802"/></text:h>
      <text:p text:style-name="P9"><text:span text:style-name="Source_20_Text"><text:span text:style-name="T69"/></text:span></text:p>
      <text:p text:style-name="P9"><text:span text:style-name="Source_20_Text"><text:span text:style-name="T69">used melodic</text:span></text:span></text:p>
      <text:p text:style-name="P9"><text:span text:style-name="Source_20_Text"><text:span text:style-name="T69"/></text:span></text:p>
      <text:p text:style-name="P9"><text:a xlink:type="simple" xlink:href="https://github.com/dusty-nv/ros_deep_learning" text:style-name="Internet_20_link" text:visited-style-name="Visited_20_Internet_20_Link"><text:span text:style-name="Source_20_Text"><text:span text:style-name="T69">https://github.com/dusty-nv/ros_deep_learning</text:span></text:span></text:a></text:p>
      <text:p text:style-name="P9"><text:span text:style-name="Source_20_Text"><text:span text:style-name="T69"/></text:span></text:p>
      <text:p text:style-name="P9"><text:span text:style-name="Source_20_Text"><text:span text:style-name="T6">$ sudo apt-get install ros-melodic-image-transport</text:span></text:span></text:p>
      <text:p text:style-name="P65">$ sudo apt-get install ros-melodic-image-publisher</text:p>
      <text:p text:style-name="P65">$ sudo apt-get install ros-melodic-vision-msgs</text:p>
      <text:p text:style-name="P9"><text:span text:style-name="Source_20_Text"><text:span text:style-name="T69"/></text:span></text:p>
      <text:p text:style-name="P9"><text:span text:style-name="Source_20_Text"><text:span text:style-name="T25">Then, create a Catkin workspace (</text:span></text:span><text:span text:style-name="Source_20_Text"><text:span text:style-name="T6">~/catkin_ws</text:span></text:span><text:span text:style-name="Source_20_Text"><text:span text:style-name="T25">) using these steps:</text:span></text:span><text:span text:style-name="Source_20_Text"><text:span text:style-name="T69"><text:line-break/></text:span></text:span><text:a xlink:type="simple" xlink:href="http://wiki.ros.org/ROS/Tutorials/InstallingandConfiguringROSEnvironment#Create_a_ROS_Workspace" text:style-name="Internet_20_link" text:visited-style-name="Visited_20_Internet_20_Link"><text:span text:style-name="Source_20_Text"><text:span text:style-name="T28">http://wiki.ros.org/ROS/Tutorials/InstallingandConfiguringROSEnvironment#Create_a_ROS_Workspace</text:span></text:span></text:a></text:p>
      <text:p text:style-name="P9"><text:span text:style-name="Source_20_Text"><text:span text:style-name="T69"/></text:span></text:p>
      <text:p text:style-name="P9"><text:span text:style-name="Source_20_Text"><text:span text:style-name="T6">$ </text:span></text:span><text:span text:style-name="Source_20_Text"><text:span text:style-name="T32">cd</text:span></text:span><text:span text:style-name="Source_20_Text"><text:span text:style-name="T6"> </text:span></text:span><text:span text:style-name="Source_20_Text"><text:span text:style-name="T97">~</text:span></text:span><text:span text:style-name="Source_20_Text"><text:span text:style-name="T6">/</text:span></text:span><text:span text:style-name="Source_20_Text"><text:span text:style-name="T7">bot_</text:span></text:span><text:span text:style-name="Source_20_Text"><text:span text:style-name="T6">catkin_ws/src</text:span></text:span></text:p>
      <text:p text:style-name="P65">$ git clone https://github.com/dusty-nv/ros_deep_learning</text:p>
      <text:p text:style-name="P65">$ <text:span text:style-name="T1">cd</text:span> ../</text:p>
      <text:p text:style-name="P65">$ catkin_make</text:p>
      <text:p text:style-name="P9"><text:span text:style-name="Source_20_Text"><text:span text:style-name="T69"/></text:span></text:p>
      <text:p text:style-name="P10"><text:span text:style-name="Source_20_Text"><text:span text:style-name="T70">note: if you do this after the </text:span></text:span><text:span text:style-name="Source_20_Text"><text:span text:style-name="T72">rplidar</text:span></text:span><text:span text:style-name="Source_20_Text"><text:span text:style-name="T70"> </text:span></text:span><text:span text:style-name="Source_20_Text"><text:span text:style-name="T72">installation</text:span></text:span><text:span text:style-name="Source_20_Text"><text:span text:style-name="T70">, it will see both cmake files and do them both.</text:span></text:span></text:p>
      <text:p text:style-name="P10"><text:bookmark-start text:name="__RefHeading___Toc2489_366545802"/><text:bookmark-end text:name="__RefHeading___Toc2489_366545802"/><text:span text:style-name="Source_20_Text"><text:span text:style-name="T127"/></text:span></text:p>
      <text:h text:style-name="Heading_20_3" text:outline-level="3"><text:bookmark-start text:name="__RefHeading___Toc2491_366545802"/><text:span text:style-name="Source_20_Text"><text:span text:style-name="T127">Testing</text:span></text:span><text:bookmark-end text:name="__RefHeading___Toc2491_366545802"/></text:h>
      <text:p text:style-name="P36"><text:span text:style-name="T24">Before proceeding, make sure that </text:span><text:span text:style-name="Source_20_Text"><text:span text:style-name="T4">roscore</text:span></text:span><text:span text:style-name="T24"> is running first:</text:span></text:p>
      <text:p text:style-name="P31">$ roscore</text:p>
      <text:h text:style-name="P43" text:outline-level="3"><text:bookmark text:name="user-content-imagenet-node"/><text:bookmark-start text:name="__RefHeading___Toc2493_366545802"/>imageNet Node<text:bookmark-end text:name="__RefHeading___Toc2493_366545802"/></text:h>
      <text:p text:style-name="P36"><text:span text:style-name="T24">First, to stream some image data for the inferencing node to process, open another terminal and start an </text:span><text:a xlink:type="simple" xlink:href="http://wiki.ros.org/image_publisher" text:style-name="Internet_20_link" text:visited-style-name="Visited_20_Internet_20_Link"><text:span text:style-name="Source_20_Text"><text:span text:style-name="T29">image_publisher</text:span></text:span></text:a><text:span text:style-name="T24">, which loads a specified image from disk. We tell it to load one of the test images that come with jetson-inference, but you can substitute your own images here as well:</text:span></text:p>
      <text:p text:style-name="P31">$ rosrun image_publisher image_publisher __name:=image_publisher <text:span text:style-name="T123">~</text:span>/jetson-inference/data/images/orange_0.jpg</text:p>
      <text:p text:style-name="P36"><text:span text:style-name="T24">Next, open a new terminal, overlay your Catkin workspace, and start the </text:span><text:a xlink:type="simple" xlink:href="https://github.com/dusty-nv/ros_deep_learning/blob/master/src/node_imagenet.cpp" text:style-name="Internet_20_link" text:visited-style-name="Visited_20_Internet_20_Link"><text:span text:style-name="Source_20_Text"><text:span text:style-name="T29">imagenet</text:span></text:span></text:a><text:span text:style-name="T24"> node:</text:span></text:p>
      <text:p text:style-name="P31"><text:soft-page-break/>$ <text:span text:style-name="T1">source</text:span> <text:span text:style-name="T123">~</text:span>/catkin_ws/devel/setup.bash</text:p>
      <text:p text:style-name="P65">$ rosrun ros_deep_learning imagenet /imagenet/image_in:=/image_publisher/image_raw _model_name:=googlenet</text:p>
      <text:p text:style-name="P36"><text:span text:style-name="T24">Here, we remap imagenet's </text:span><text:span text:style-name="Source_20_Text"><text:span text:style-name="T4">image_in</text:span></text:span><text:span text:style-name="T24"> input topic to the output of the </text:span><text:span text:style-name="Source_20_Text"><text:span text:style-name="T4">image_publisher</text:span></text:span><text:span text:style-name="T24">, and tell it to load the GoogleNet model using the node's </text:span><text:span text:style-name="Source_20_Text"><text:span text:style-name="T4">model_name</text:span></text:span><text:span text:style-name="T24"> parameter. See </text:span><text:a xlink:type="simple" xlink:href="https://github.com/dusty-nv/jetson-inference/blob/master/docs/imagenet-console-2.md#downloading-other-classification-models" text:style-name="Internet_20_link" text:visited-style-name="Visited_20_Internet_20_Link"><text:span text:style-name="T27">this table</text:span></text:a><text:span text:style-name="T24"> for other classification models that you can download and substitute for </text:span><text:span text:style-name="Source_20_Text"><text:span text:style-name="T4">model_name</text:span></text:span><text:span text:style-name="T24">.</text:span></text:p>
      <text:p text:style-name="P36"><text:span text:style-name="T24">In another terminal, you should be able to verify the </text:span><text:a xlink:type="simple" xlink:href="http://docs.ros.org/melodic/api/vision_msgs/html/msg/Classification2D.html" text:style-name="Internet_20_link" text:visited-style-name="Visited_20_Internet_20_Link"><text:span text:style-name="Source_20_Text"><text:span text:style-name="T29">vision_msgs/Classification2D</text:span></text:span></text:a><text:span text:style-name="T24"> message output of the node, which is published to the </text:span><text:span text:style-name="Source_20_Text"><text:span text:style-name="T4">imagenet/classification</text:span></text:span><text:span text:style-name="T24"> topic:</text:span></text:p>
      <text:p text:style-name="P31">$ rostopic <text:span text:style-name="T1">echo</text:span> /imagenet/classification</text:p>
      <text:h text:style-name="P43" text:outline-level="3"><text:bookmark text:name="user-content-detectnet-node"/><text:bookmark-start text:name="__RefHeading___Toc2495_366545802"/>detectNet Node<text:bookmark-end text:name="__RefHeading___Toc2495_366545802"/></text:h>
      <text:p text:style-name="P36"><text:span text:style-name="T24">Kill the other nodes you launched above, and start publishing a new image with people in it for the </text:span><text:a xlink:type="simple" xlink:href="https://github.com/dusty-nv/ros_deep_learning/blob/master/src/node_detectnet.cpp" text:style-name="Internet_20_link" text:visited-style-name="Visited_20_Internet_20_Link"><text:span text:style-name="Source_20_Text"><text:span text:style-name="T29">detectnet</text:span></text:span></text:a><text:span text:style-name="T24"> node to process:</text:span></text:p>
      <text:p text:style-name="P31">$ rosrun image_publisher image_publisher __name:=image_publisher <text:span text:style-name="T123">~</text:span>/jetson-inference/data/images/peds-004.jpg </text:p>
      <text:p text:style-name="P65">$ rosrun ros_deep_learning detectnet /detectnet/image_in:=/image_publisher/image_raw _model_name:=pednet</text:p>
      <text:p text:style-name="P38"><text:span text:style-name="T24">See </text:span><text:a xlink:type="simple" xlink:href="https://github.com/dusty-nv/jetson-inference/blob/master/docs/detectnet-console-2.md#pre-trained-detection-models-available" text:style-name="Internet_20_link" text:visited-style-name="Visited_20_Internet_20_Link"><text:span text:style-name="T27">this table</text:span></text:a><text:span text:style-name="T24"> for the built-in detection models available. Here's an example of launching with the model that detects dogs:</text:span></text:p>
      <text:p text:style-name="P31">$ rosrun image_publisher image_publisher __name:=image_publisher <text:span text:style-name="T123">~</text:span>/jetson-inference/data/images/dog_0.jpg</text:p>
      <text:p text:style-name="P65">$ rosrun ros_deep_learning detectnet /detectnet/image_in:=/image_publisher/image_raw _model_name:=coco-dog</text:p>
      <text:p text:style-name="P36"><text:span text:style-name="T24">To inspect the </text:span><text:a xlink:type="simple" xlink:href="http://docs.ros.org/melodic/api/vision_msgs/html/msg/Detection2DArray.html" text:style-name="Internet_20_link" text:visited-style-name="Visited_20_Internet_20_Link"><text:span text:style-name="Source_20_Text"><text:span text:style-name="T29">vision_msgs/Detection2DArray</text:span></text:span></text:a><text:span text:style-name="T24"> message output of the node, subscribe to the </text:span><text:span text:style-name="Source_20_Text"><text:span text:style-name="T4">detectnet/detections</text:span></text:span><text:span text:style-name="T24"> topic:</text:span></text:p>
      <text:p text:style-name="P31">$ rostopic <text:span text:style-name="T1">echo</text:span> /detectnet/detections</text:p>
      <text:p text:style-name="P10"><text:span text:style-name="Source_20_Text"><text:span text:style-name="T70"/></text:span></text:p>
      <text:p text:style-name="P10"><text:span text:style-name="Source_20_Text"><text:span text:style-name="T70"/></text:span></text:p>
      <text:h text:style-name="Heading_20_2" text:outline-level="2"><text:bookmark-start text:name="__RefHeading___Toc2497_366545802"/><text:span text:style-name="Source_20_Text"><text:span text:style-name="T127">Resizing the OpenGL Window</text:span></text:span><text:bookmark-end text:name="__RefHeading___Toc2497_366545802"/></text:h>
      <text:p text:style-name="P11"><text:span text:style-name="Source_20_Text"><text:span text:style-name="T73">This functionality is not yet implemented in the jetson.utils</text:span></text:span></text:p>
      <text:p text:style-name="P14"><text:span text:style-name="Source_20_Text"><text:span text:style-name="T73">In order to change the window size I edited:</text:span></text:span></text:p>
      <text:p text:style-name="P14"><text:span text:style-name="Source_20_Text"><text:span text:style-name="T73"/></text:span></text:p>
      <text:p text:style-name="P14"><text:span text:style-name="Source_20_Text"><text:span text:style-name="T75">/home/autobot/gis_bot/jetson-inference/utils/display/glDisplay.cpp</text:span></text:span></text:p>
      <text:p text:style-name="P11"><text:span text:style-name="Source_20_Text"><text:span text:style-name="T71">starting at line 155:</text:span></text:span></text:p>
      <text:p text:style-name="P11"><text:span text:style-name="Source_20_Text"><text:span text:style-name="T71"/></text:span></text:p>
      <text:p text:style-name="Code_20_-_20_program"><text:soft-page-break/><text:span text:style-name="Source_20_Text"><text:tab/></text:span><text:span text:style-name="Source_20_Text"><text:span text:style-name="T140">// Uncomment to use the Display size instead of Custom (ie. Camera) Size</text:span></text:span></text:p>
      <text:p text:style-name="Code_20_-_20_program"><text:span text:style-name="Source_20_Text"><text:span text:style-name="T140"><text:tab/>// const int screenWidth = DisplayWidth(mDisplayX, screenIdx);</text:span></text:span></text:p>
      <text:p text:style-name="Code_20_-_20_program"><text:span text:style-name="Source_20_Text"><text:span text:style-name="T140"><text:tab/>// const int screenHeight = DisplayHeight(mDisplayX, screenIdx);</text:span></text:span></text:p>
      <text:p text:style-name="Code_20_-_20_program"><text:span text:style-name="Source_20_Text"><text:span text:style-name="T140"/></text:span></text:p>
      <text:p text:style-name="Code_20_-_20_program"><text:span text:style-name="Source_20_Text"><text:span text:style-name="T140"><text:tab/>// Comment out the below two lines if using the above code<text:tab/></text:span></text:span></text:p>
      <text:p text:style-name="Code_20_-_20_program"><text:span text:style-name="Source_20_Text"><text:span text:style-name="T140"><text:tab/>const int screenWidth = 1300;</text:span></text:span></text:p>
      <text:p text:style-name="Code_20_-_20_program"><text:span text:style-name="Source_20_Text"><text:span text:style-name="T140"><text:tab/>const int screenHeight = 750;</text:span></text:span></text:p>
      <text:p text:style-name="P11"><text:span text:style-name="Source_20_Text"><text:span text:style-name="T71"/></text:span></text:p>
      <text:p text:style-name="P11"><text:span text:style-name="Source_20_Text"><text:span text:style-name="T71">After editing the code I re-compiled and re-installed jetson-inference</text:span></text:span></text:p>
      <text:p text:style-name="Code_20_-_20_program"><text:span text:style-name="Source_20_Text"><text:span text:style-name="T89"><text:line-break/></text:span></text:span><text:span text:style-name="Source_20_Text">$ cd jetson-inference/build</text:span></text:p>
      <text:p text:style-name="Code_20_-_20_program">$ make</text:p>
      <text:p text:style-name="Code_20_-_20_program">$ sudo make install</text:p>
      <text:p text:style-name="P51"/>
      <text:h text:style-name="Heading_20_2" text:outline-level="2"><text:bookmark-start text:name="__RefHeading___Toc2499_366545802"/><text:span text:style-name="T145">One Optimum</text:span> Way to Install / <text:span text:style-name="T145">Uninstall</text:span><text:bookmark-end text:name="__RefHeading___Toc2499_366545802"/></text:h>
      <text:p text:style-name="P62">One significant challenge throughout the course of the project was the need to custom compile most of the software packages, and or code snippets. <text:s/>We were constantly presented with multiple authoritative solutions for a given installation. <text:s/>There are multiple “bad habits” that can easily become the norm when attempting to make all the pieces work together.</text:p>
      <text:p text:style-name="P53">Given the unstable nature of a development environment, it is often necessary to uninstall after an incomplete installation. <text:s/>The variety of dependencies, and the need to compile much of the software specifically to this machine means that there will often be dependencies that need to be installed before a given package can be compiled. <text:s/>If a package fails to compile, it can leave files scattered arround the system, making removal of a partial installation very difficult. <text:s/>The following method attempts to mitigate this scattering of files be tracking the installation, making the reversal of the process much easier.</text:p>
      <text:h text:style-name="Heading_20_3" text:outline-level="3"><text:bookmark text:name="Use_CheckInstall_with_auto-apt"/><text:bookmark-start text:name="__RefHeading___Toc2501_366545802"/>Use CheckInstall with auto-apt<text:bookmark-end text:name="__RefHeading___Toc2501_366545802"/></text:h>
      <text:p text:style-name="P34"><text:bookmark text:name="line-52"/><text:span text:style-name="T65">You can use auto-apt when you want to build a simple package from source with checkinstall. You need to have </text:span><text:a xlink:type="simple" xlink:href="https://help.ubuntu.com/community/AutoApt" text:style-name="Internet_20_link" text:visited-style-name="Visited_20_Internet_20_Link"><text:span text:style-name="T98">auto-apt</text:span></text:a><text:span text:style-name="T65"> installed!</text:span><text:bookmark text:name="line-53"/><text:bookmark text:name="line-54"/></text:p>
      <text:p text:style-name="P39">Instead of<text:bookmark text:name="line-55"/><text:bookmark text:name="line-56"/><text:bookmark text:name="line-57"/></text:p>
      <text:p text:style-name="P41"><text:bookmark text:name="line-1-6"/>./configure</text:p>
      <text:p text:style-name="P39"><text:bookmark text:name="line-58"/><text:bookmark text:name="line-59"/>you use:<text:bookmark text:name="line-60"/><text:bookmark text:name="line-61"/><text:bookmark text:name="line-62"/></text:p>
      <text:p text:style-name="P41"><text:bookmark text:name="line-1-7"/>auto-apt run ./configure</text:p>
      <text:p text:style-name="P39"><text:bookmark text:name="line-63"/><text:bookmark text:name="line-64"/>If the dependencies are available, a dialog box opens and ask you to install them.<text:bookmark text:name="line-65"/><text:bookmark text:name="line-66"/></text:p>
      <text:p text:style-name="P39">The rest remains the same<text:bookmark text:name="line-67"/><text:bookmark text:name="line-68"/><text:bookmark text:name="line-69"/><text:bookmark text:name="line-70"/></text:p>
      <text:p text:style-name="P41"><text:bookmark text:name="line-1-8"/>make</text:p>
      <text:p text:style-name="P41"><text:bookmark text:name="line-2"/>sudo checkinstall</text:p>
      <text:h text:style-name="P67" text:outline-level="3"><text:bookmark-start text:name="__RefHeading___Toc2503_366545802"/><text:soft-page-break/>Uninstalling<text:bookmark-end text:name="__RefHeading___Toc2503_366545802"/></text:h>
      <text:p text:style-name="Text_20_body">The installed package can then also easily be removed via <text:a xlink:type="simple" xlink:href="https://help.ubuntu.com/community/SynapticHowto#head-9a2bcc5a697205e980d6b8b3cac02f799e1bd5f0" text:style-name="Internet_20_link" text:visited-style-name="Visited_20_Internet_20_Link">Synaptic</text:a> <text:bookmark text:name="line-38"/>or via the terminal:<text:bookmark text:name="line-39"/><text:bookmark text:name="line-40"/></text:p>
      <text:p text:style-name="P42"><text:bookmark text:name="line-42"/><text:bookmark text:name="line-41"/><text:bookmark text:name="line-1-4"/>sudo dpkg -r packagename</text:p>
      <text:p text:style-name="P40"><text:bookmark text:name="line-44"/><text:bookmark text:name="line-43"/>Example:<text:bookmark text:name="line-47"/><text:bookmark text:name="line-46"/><text:bookmark text:name="line-45"/></text:p>
      <text:p text:style-name="P42"><text:bookmark text:name="line-1-5"/>sudo dpkg -r pidgin</text:p>
      <text:p text:style-name="P52"/>
      <text:p text:style-name="P22"><text:a xlink:type="simple" xlink:href="https://help.ubuntu.com/community/CheckInstall" text:style-name="Internet_20_link" text:visited-style-name="Visited_20_Internet_20_Link">https://help.ubuntu.com/community/CheckInstal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Menlo" svg:font-family="Menlo, Monaco, 'Courier New', Courier, monospace"/>
    <style:font-face style:name="Monaco" svg:font-family="Monaco, Menlo, Consolas, 'courier new', monospace"/>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apple-system" svg:font-family="apple-system, BlinkMacSystemFont, 'Segoe UI', Helvetica, Arial, sans-serif, 'Apple Color Emoji', 'Segoe UI Emoji'"/>
    <style:font-face style:name="courier" svg:font-family="courier, monospace"/>
    <style:font-face style:name="inherit"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onospace" svg:font-family="monospace"/>
    <style:font-face style:name="proxima nova" svg:font-family="'proxima nova', montserrat, 'lucida grande', 'lucida sans unicode', 'lucida sans', Geneva, 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4in" style:auto-text-indent="false"/>
      <style:text-properties officeooo:rsid="007632b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_20_-_20_program" style:display-name="Code - program" style:family="paragraph" style:parent-style-name="Standard">
      <loext:graphic-properties draw:fill="solid" draw:fill-color="#ecf3fa"/>
      <style:paragraph-properties fo:margin-left="0in" fo:margin-right="0in" fo:margin-top="0in" fo:margin-bottom="0in" loext:contextual-spacing="true" fo:text-indent="0in" style:auto-text-indent="false" fo:background-color="#ecf3fa" style:shadow="none">
        <style:tab-stops/>
      </style:paragraph-properties>
      <style:text-properties style:font-name="Liberation Mono" fo:font-family="'Liberation Mono'" style:font-family-generic="modern" style:font-pitch="fixed"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_20_Error" style:display-name="Code - Error" style:family="paragraph" style:parent-style-name="Standard">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05:11.597510525</meta:creation-date>
    <dc:date>2019-12-20T17:46:34.523098816</dc:date>
    <meta:editing-duration>P2DT14H2M56S</meta:editing-duration>
    <meta:editing-cycles>51</meta:editing-cycles>
    <meta:generator>LibreOffice/6.0.7.3$Linux_AARCH64 LibreOffice_project/00m0$Build-3</meta:generator>
    <meta:document-statistic meta:table-count="0" meta:image-count="0" meta:object-count="0" meta:page-count="19" meta:paragraph-count="366" meta:word-count="3922" meta:character-count="25964" meta:non-whitespace-character-count="22350"/>
  </office:meta>
</office:document-meta>
</file>